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="Marker_5f_0" draw:marker-start-width="0.364cm" draw:marker-end="Marker_5f_1" draw:marker-end-width="0.364cm" svg:stroke-opacity="100%" draw:stroke-linejoin="round" svg:stroke-linecap="round" draw:fill="solid" draw:fill-color="#eeeeee" fo:padding-top="0.134cm" fo:padding-bottom="0.134cm" fo:padding-left="0.259cm" fo:padding-right="0.259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solid" svg:stroke-width="0.018cm" svg:stroke-color="#000000" draw:marker-start-width="0.188cm" draw:marker-end-width="0.188cm" svg:stroke-opacity="100%" draw:stroke-linejoin="round" svg:stroke-linecap="round" draw:fill="solid" draw:fill-color="#eeeeee" fo:padding-top="0.134cm" fo:padding-bottom="0.134cm" fo:padding-left="0.259cm" fo:padding-right="0.259cm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eeeeee" draw:shadow="hidden" loext:decorative="false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svg:stroke-opacity="100%" draw:stroke-linejoin="round" svg:stroke-linecap="round" draw:fill="solid" draw:fill-color="#eeeeee" fo:padding-top="0.134cm" fo:padding-bottom="0.134cm" fo:padding-left="0.259cm" fo:padding-right="0.259cm" loext:decorative="false"/>
    </style:style>
    <style:style style:name="gr7" style:family="graphic" style:parent-style-name="standard">
      <style:graphic-properties draw:stroke="none" svg:stroke-width="0.018cm" draw:marker-start-width="0.227cm" draw:marker-end-width="0.227cm" draw:fill="solid" draw:fill-color="#eeeeee" draw:textarea-vertical-align="middle" fo:min-height="0.818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solid" draw:fill-color="#eeeeee" draw:textarea-vertical-align="middle" fo:min-height="0.423cm" fo:min-width="2.5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solid" draw:fill-color="#666666" draw:shadow="hidden" loext:decorative="false"/>
    </style:style>
    <style:style style:name="gr10" style:family="graphic" style:parent-style-name="standard">
      <style:graphic-properties draw:stroke="dash" draw:stroke-dash="Dash_5f_0" svg:stroke-width="0.018cm" svg:stroke-color="#000000" draw:marker-start-width="0.188cm" draw:marker-end-width="0.188cm" svg:stroke-opacity="100%" draw:stroke-linejoin="round" svg:stroke-linecap="round" draw:fill="solid" draw:fill-color="#eeeeee" fo:padding-top="0.134cm" fo:padding-bottom="0.134cm" fo:padding-left="0.259cm" fo:padding-right="0.259cm" loext:decorative="false"/>
    </style:style>
    <style:style style:name="gr11" style:family="graphic" style:parent-style-name="standard">
      <style:graphic-properties draw:stroke="solid" svg:stroke-width="0.018cm" svg:stroke-color="#000000" draw:marker-start-width="0.227cm" draw:marker-end-width="0.227cm" svg:stroke-opacity="100%" draw:stroke-linejoin="round" svg:stroke-linecap="round" draw:fill="solid" draw:fill-color="#666666" fo:padding-top="0.134cm" fo:padding-bottom="0.134cm" fo:padding-left="0.259cm" fo:padding-right="0.259cm" loext:decorative="false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fill-color="#eeeeee" loext:fill-use-slide-background="false" draw:textarea-vertical-align="middle" fo:min-height="0.424cm" fo:min-width="2.54cm" fo:padding-top="0.282cm" fo:padding-bottom="0.282cm" fo:padding-left="1.058cm" fo:padding-right="0.282cm" loext:decorative="false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fill-color="#eeeeee" loext:fill-use-slide-background="false" draw:textarea-vertical-align="middle" fo:min-height="0.843cm" fo:min-width="2.54cm" fo:padding-top="0.282cm" fo:padding-bottom="0.282cm" fo:padding-left="1.058cm" fo:padding-right="0.282cm" loext:decorative="false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solid" draw:fill-color="#eeeeee" draw:textarea-vertical-align="middle" fo:min-height="0.843cm" fo:min-width="2.5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solid" draw:fill-color="#eeeeee" draw:textarea-vertical-align="middle" fo:min-height="0.75cm" fo:min-width="2.54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svg:stroke-width="0.018cm" svg:stroke-color="#000000" draw:marker-start-width="0.227cm" draw:marker-end-width="0.227cm" draw:fill="solid" draw:fill-color="#666666" draw:shadow="hidden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6.25cm" loext:decorative="false"/>
      <style:paragraph-properties style:writing-mode="lr-tb"/>
    </style:style>
    <style:style style:name="gr18" style:family="graphic" style:parent-style-name="standard">
      <style:graphic-properties draw:stroke="solid" svg:stroke-width="0.018cm" svg:stroke-color="#000000" draw:marker-start="CF_20_Zero_20_One" draw:marker-start-width="0.364cm" draw:marker-end="Marker_5f_1" draw:marker-end-width="0.364cm" svg:stroke-opacity="100%" draw:stroke-linejoin="round" svg:stroke-linecap="round" draw:fill="solid" draw:fill-color="#eeeeee" fo:padding-top="0.134cm" fo:padding-bottom="0.134cm" fo:padding-left="0.259cm" fo:padding-right="0.259cm" loext:decorative="false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fill-color="#eeeeee" loext:fill-use-slide-background="false" draw:textarea-vertical-align="middle" fo:min-height="0.422cm" fo:min-width="2.54cm" fo:padding-top="0.282cm" fo:padding-bottom="0.282cm" fo:padding-left="1.058cm" fo:padding-right="0.282cm" loext:decorative="false"/>
      <style:paragraph-properties style:writing-mode="lr-tb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fill-color="#eeeeee" loext:fill-use-slide-background="false" draw:textarea-vertical-align="middle" fo:min-height="0.436cm" fo:min-width="2.54cm" fo:padding-top="0.282cm" fo:padding-bottom="0.282cm" fo:padding-left="1.058cm" fo:padding-right="0.282cm" loext:decorative="false"/>
      <style:paragraph-properties style:writing-mode="lr-tb"/>
    </style:style>
    <style:style style:name="gr21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215cm" fo:min-width="0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fill-color="#eeeeee" loext:fill-use-slide-background="false" draw:textarea-vertical-align="middle" fo:min-height="0.883cm" fo:min-width="2.54cm" fo:padding-top="0.282cm" fo:padding-bottom="0.282cm" fo:padding-left="1.058cm" fo:padding-right="0.282cm" loext:decorative="false"/>
      <style:paragraph-properties style:writing-mode="lr-tb"/>
    </style:style>
    <style:style style:name="gr23" style:family="graphic" style:parent-style-name="standard">
      <style:graphic-properties draw:stroke="none" svg:stroke-width="0.018cm" draw:marker-start-width="0.227cm" draw:marker-end-width="0.227cm" draw:fill="solid" draw:fill-color="#eeeeee" draw:textarea-vertical-align="middle" fo:min-height="0.424cm" fo:min-width="2.54cm" fo:padding-top="0.282cm" fo:padding-bottom="0.282cm" fo:padding-left="1.058cm" fo:padding-right="0.282cm" loext:decorative="false"/>
      <style:paragraph-properties style:writing-mode="lr-tb"/>
    </style:style>
    <style:style style:name="P1" style:family="paragraph">
      <loext:graphic-properties draw:fill="solid" draw:fill-color="#eeeeee"/>
      <style:text-properties fo:color="#000000" loext:opacity="100%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solid" draw:fill-color="#eeeeee"/>
      <style:paragraph-properties fo:margin-left="0cm" fo:margin-right="0cm" fo:margin-top="0cm" fo:margin-bottom="0cm" fo:line-height="120%" fo:text-align="center" fo:text-indent="0cm"/>
      <style:text-properties fo:color="#000000" loext:opacity="100%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solid" draw:fill-color="#eeeeee"/>
      <style:paragraph-properties fo:margin-left="0cm" fo:margin-right="0cm" fo:margin-top="0cm" fo:margin-bottom="0cm" fo:line-height="120%" fo:text-align="start" fo:text-indent="0cm"/>
      <style:text-properties fo:color="#000000" loext:opacity="100%"/>
    </style:style>
    <style:style style:name="P6" style:family="paragraph">
      <loext:graphic-properties draw:fill="solid" draw:fill-color="#666666"/>
      <style:text-properties fo:color="#000000" loext:opacity="100%"/>
    </style:style>
    <style:style style:name="P7" style:family="paragraph">
      <loext:graphic-properties draw:fill="none" draw:fill-color="#eeeeee"/>
      <style:paragraph-properties fo:margin-left="0cm" fo:margin-right="0cm" fo:margin-top="0cm" fo:margin-bottom="0cm" fo:line-height="120%" fo:text-align="start" fo:text-indent="0cm"/>
      <style:text-properties fo:color="#000000" loext:opacity="100%"/>
    </style:style>
    <style:style style:name="P8" style:family="paragraph">
      <loext:graphic-properties draw:fill="none" draw:fill-color="#eeeeee"/>
      <style:paragraph-properties fo:margin-left="0cm" fo:margin-right="0cm" fo:margin-top="0cm" fo:margin-bottom="0cm" fo:line-height="120%" fo:text-align="start" fo:text-indent="0cm"/>
      <style:text-properties fo:color="#000000" loext:opacity="100%" fo:font-weight="bold" style:font-weight-asian="normal" style:font-weight-complex="normal"/>
    </style:style>
    <style:style style:name="P9" style:family="paragraph">
      <loext:graphic-properties draw:fill="none" draw:fill-color="#eeeeee"/>
      <style:paragraph-properties fo:margin-left="0cm" fo:margin-right="0cm" fo:margin-top="0cm" fo:margin-bottom="0cm" fo:line-height="120%" fo:text-align="start" fo:text-indent="0cm"/>
      <style:text-properties fo:color="#000000" loext:opacity="100%" fo:font-weight="bold"/>
    </style:style>
    <style:style style:name="P10" style:family="paragraph">
      <loext:graphic-properties draw:fill="none" draw:fill-color="#eeeeee"/>
      <style:paragraph-properties fo:margin-left="0cm" fo:margin-right="0cm" fo:margin-top="0cm" fo:margin-bottom="0cm" fo:line-height="120%" fo:text-align="start" fo:text-indent="0cm"/>
      <style:text-properties fo:color="#000000" loext:opacity="100%" fo:font-weight="normal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Calibri" fo:font-size="12pt" style:font-name-asian="Calibri" style:font-size-asian="12pt" style:font-name-complex="Calibri" style:font-size-complex="12pt"/>
    </style:style>
    <style:style style:name="T2" style:family="text">
      <style:text-properties fo:color="#2e75b5" loext:opacity="100%" style:font-name="Calibri" fo:font-size="10pt" style:font-name-asian="Calibri" style:font-size-asian="10pt" style:font-name-complex="Calibri" style:font-size-complex="10pt"/>
    </style:style>
    <style:style style:name="T3" style:family="text">
      <style:text-properties fo:color="#1e4e79" loext:opacity="100%" style:font-name="Calibri" fo:font-size="10pt" style:font-name-asian="Calibri" style:font-size-asian="10pt" style:font-name-complex="Calibri" style:font-size-complex="10pt"/>
    </style:style>
    <style:style style:name="T4" style:family="text">
      <style:text-properties fo:color="#000000" loext:opacity="100%" style:font-name="Calibri" fo:font-size="10pt" style:font-name-asian="Calibri" style:font-size-asian="10pt" style:font-name-complex="Calibri" style:font-size-complex="10pt"/>
    </style:style>
    <style:style style:name="T5" style:family="text">
      <style:text-properties fo:color="#000000" loext:opacity="100%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6" style:family="text">
      <style:text-properties fo:color="#000000" loext:opacity="100%" style:font-name="Calibri" fo:font-size="10pt" fo:font-weight="bold" style:font-name-asian="Calibri" style:font-size-asian="10pt" style:font-weight-asian="normal" style:font-name-complex="Calibri" style:font-size-complex="10pt" style:font-weight-complex="normal"/>
    </style:style>
    <style:style style:name="T7" style:family="text">
      <style:text-properties fo:color="#000000" loext:opacity="100%" style:font-name="Calibri" fo:font-size="10pt" fo:font-weight="bold" style:font-name-asian="Calibri" style:font-size-asian="10pt" style:font-name-complex="Calibri" style:font-size-complex="10pt"/>
    </style:style>
    <style:style style:name="T8" style:family="text">
      <style:text-properties fo:color="#000000" loext:opacity="100%" style:font-name="Calibri" fo:font-size="10pt" fo:font-weight="normal" style:font-name-asian="Calibri" style:font-size-asian="10pt" style:font-name-complex="Calibri" style:font-size-complex="10pt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000000" loext:opacity="100%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T1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line draw:style-name="gr1" draw:text-style-name="P1" draw:layer="layout" svg:x1="16cm" svg:y1="16.6cm" svg:x2="16cm" svg:y2="13.95cm">
          <text:p/>
        </draw:line>
        <draw:g draw:style-name="gr2">
          <draw:polygon draw:style-name="gr3" draw:text-style-name="P1" draw:layer="layout" svg:width="0cm" svg:height="0cm" svg:x="21.749cm" svg:y="26.664cm" svg:viewBox="0 0 0 0" draw:points="0,0">
            <text:p/>
          </draw:polygon>
          <draw:g draw:style-name="gr4">
            <draw:polygon draw:style-name="gr5" draw:text-style-name="P1" draw:layer="layout" svg:width="6.499cm" svg:height="0cm" svg:x="21.749cm" svg:y="22.6cm" svg:viewBox="0 0 6500 0" draw:points="0,0 6500,0">
              <text:p/>
            </draw:polygon>
            <draw:polygon draw:style-name="gr6" draw:text-style-name="P1" draw:layer="layout" svg:width="6.499cm" svg:height="0cm" svg:x="21.749cm" svg:y="22.6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4.064cm" svg:x="21.749cm" svg:y="22.6cm" svg:viewBox="0 0 6501 4065" draw:points="0,4065 6501,4065 6501,0 0,0">
              <text:p/>
            </draw:polygon>
            <draw:polygon draw:style-name="gr6" draw:text-style-name="P1" draw:layer="layout" svg:width="6.5cm" svg:height="4.064cm" svg:x="21.749cm" svg:y="22.6cm" svg:viewBox="0 0 6501 4065" draw:points="0,4065 6501,4065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21.749cm" svg:y="22.6cm" svg:viewBox="0 0 6501 1101" draw:points="0,1101 6501,1101 6501,0 0,0">
                <text:p/>
              </draw:polygon>
              <draw:polygon draw:style-name="gr6" draw:text-style-name="P1" draw:layer="layout" svg:width="6.5cm" svg:height="1.1cm" svg:x="21.749cm" svg:y="22.6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21.749cm" svg:y="22.6cm">
              <draw:text-box>
                <text:p text:style-name="P2"><text:span text:style-name="T1">Player_NPC</text:span></text:p>
              </draw:text-box>
            </draw:frame>
          </draw:g>
          <draw:g draw:style-name="gr4">
            <draw:polygon draw:style-name="gr6" draw:text-style-name="P1" draw:layer="layout" svg:width="0cm" svg:height="0cm" svg:x="22.199cm" svg:y="24.691cm" svg:viewBox="0 0 0 0" draw:points="0,0">
              <text:p/>
            </draw:polygon>
            <draw:frame draw:style-name="gr8" draw:text-style-name="P5" draw:layer="layout" svg:width="0.425cm" svg:height="0.423cm" svg:x="22.199cm" svg:y="24.197cm">
              <draw:text-box>
                <text:p text:style-name="P4"><text:span text:style-name="T2">FK</text:span></text:p>
              </draw:text-box>
            </draw:frame>
          </draw:g>
          <draw:g draw:style-name="gr4">
            <draw:path draw:style-name="gr9" draw:text-style-name="P6" draw:layer="layout" svg:width="0.296cm" svg:height="0.599cm" svg:x="21.901cm" svg:y="23.891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423cm" svg:x="22.199cm" svg:y="23.768cm">
              <draw:text-box>
                <text:p text:style-name="P4"><text:span text:style-name="T3">PK</text:span></text:p>
              </draw:text-box>
            </draw:frame>
          </draw:g>
          <draw:line draw:style-name="gr10" draw:text-style-name="P1" draw:layer="layout" svg:x1="21.749cm" svg:y1="24.688cm" svg:x2="28.249cm" svg:y2="24.688cm">
            <text:p/>
          </draw:line>
          <draw:g draw:style-name="gr2">
            <draw:g draw:style-name="gr4">
              <draw:path draw:style-name="gr9" draw:text-style-name="P6" draw:layer="layout" svg:width="0.296cm" svg:height="0.599cm" svg:x="21.901cm" svg:y="24.882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  <text:p/>
              </draw:path>
              <draw:polygon draw:style-name="gr11" draw:text-style-name="P6" draw:layer="layout" svg:width="0cm" svg:height="0cm" svg:x="21.899cm" svg:y="25.482cm" svg:viewBox="0 0 0 0" draw:points="0,0">
                <text:p/>
              </draw:polygon>
            </draw:g>
            <draw:frame draw:style-name="gr8" draw:text-style-name="P5" draw:layer="layout" svg:width="0.446cm" svg:height="0.423cm" svg:x="22.199cm" svg:y="24.759cm">
              <draw:text-box>
                <text:p text:style-name="P4"><text:span text:style-name="T3">PK</text:span></text:p>
              </draw:text-box>
            </draw:frame>
          </draw:g>
          <draw:frame draw:style-name="gr8" draw:text-style-name="P5" draw:layer="layout" svg:width="0.425cm" svg:height="0.423cm" svg:x="22.199cm" svg:y="25.182cm">
            <draw:text-box>
              <text:p text:style-name="P4"><text:span text:style-name="T4">FK</text:span></text:p>
            </draw:text-box>
          </draw:frame>
          <draw:g draw:style-name="gr4">
            <draw:polygon draw:style-name="gr3" draw:text-style-name="P1" draw:layer="layout" svg:width="0cm" svg:height="0cm" svg:x="21.899cm" svg:y="26.47cm" svg:viewBox="0 0 0 0" draw:points="0,0">
              <text:p/>
            </draw:polygon>
          </draw:g>
          <draw:frame draw:style-name="gr12" draw:text-style-name="P7" draw:layer="layout" svg:width="3.375cm" svg:height="0.988cm" svg:x="21.875cm" svg:y="23.7cm">
            <draw:text-box>
              <text:p text:style-name="P4"><text:span text:style-name="T5">npcID</text:span></text:p>
            </draw:text-box>
          </draw:frame>
          <draw:frame draw:style-name="gr12" draw:text-style-name="P7" draw:layer="layout" svg:width="3.375cm" svg:height="0.988cm" svg:x="21.875cm" svg:y="24.688cm">
            <draw:text-box>
              <text:p text:style-name="P4"><text:span text:style-name="T5">playerID</text:span></text:p>
            </draw:text-box>
          </draw:frame>
          <draw:frame draw:style-name="gr12" draw:text-style-name="P7" draw:layer="layout" svg:width="3.375cm" svg:height="0.988cm" svg:x="21.875cm" svg:y="25.676cm">
            <draw:text-box>
              <text:p text:style-name="P4"><text:span text:style-name="T4">amicability</text:span></text:p>
            </draw:text-box>
          </draw:frame>
          <draw:frame draw:style-name="gr12" draw:text-style-name="P7" draw:layer="layout" svg:width="3.375cm" svg:height="0.988cm" svg:x="24.776cm" svg:y="23.7cm">
            <draw:text-box>
              <text:p text:style-name="P4"><text:span text:style-name="T5">integer(10)</text:span></text:p>
            </draw:text-box>
          </draw:frame>
          <draw:frame draw:style-name="gr12" draw:text-style-name="P7" draw:layer="layout" svg:width="3.375cm" svg:height="0.988cm" svg:x="24.776cm" svg:y="24.688cm">
            <draw:text-box>
              <text:p text:style-name="P4"><text:span text:style-name="T5">integer(10)</text:span></text:p>
            </draw:text-box>
          </draw:frame>
          <draw:frame draw:style-name="gr12" draw:text-style-name="P7" draw:layer="layout" svg:width="3.375cm" svg:height="0.988cm" svg:x="24.776cm" svg:y="25.676cm">
            <draw:text-box>
              <text:p text:style-name="P4"><text:span text:style-name="T4">tinyint(3)</text:span></text:p>
            </draw:text-box>
          </draw:frame>
        </draw:g>
        <draw:polyline draw:style-name="gr1" draw:text-style-name="P1" draw:layer="layout" svg:width="4.357cm" svg:height="2.591cm" draw:transform="skewX (-0.135961148730358) rotate (2.64382475092101) translate (23.25cm 22.597cm)" svg:viewBox="0 0 4358 2592" draw:points="0,0 1054,2592 4358,921">
          <text:p/>
        </draw:polyline>
        <draw:g draw:style-name="gr2">
          <draw:polygon draw:style-name="gr3" draw:text-style-name="P1" draw:layer="layout" svg:width="0cm" svg:height="0cm" svg:x="13cm" svg:y="10.379cm" svg:viewBox="0 0 0 0" draw:points="0,0">
            <text:p/>
          </draw:polygon>
          <draw:g draw:style-name="gr4">
            <draw:polygon draw:style-name="gr5" draw:text-style-name="P1" draw:layer="layout" svg:width="6.499cm" svg:height="0cm" svg:x="13cm" svg:y="6.315cm" svg:viewBox="0 0 6500 0" draw:points="0,0 6500,0">
              <text:p/>
            </draw:polygon>
            <draw:polygon draw:style-name="gr6" draw:text-style-name="P1" draw:layer="layout" svg:width="6.499cm" svg:height="0cm" svg:x="13cm" svg:y="6.315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8.184cm" svg:x="13cm" svg:y="6.315cm" svg:viewBox="0 0 6501 8185" draw:points="0,8185 6501,8185 6501,0 0,0">
              <text:p/>
            </draw:polygon>
            <draw:polygon draw:style-name="gr6" draw:text-style-name="P1" draw:layer="layout" svg:width="6.5cm" svg:height="8.184cm" svg:x="13cm" svg:y="6.315cm" svg:viewBox="0 0 6501 8185" draw:points="0,8185 6501,8185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13cm" svg:y="6.315cm" svg:viewBox="0 0 6501 1101" draw:points="0,1101 6501,1101 6501,0 0,0">
                <text:p/>
              </draw:polygon>
              <draw:polygon draw:style-name="gr6" draw:text-style-name="P1" draw:layer="layout" svg:width="6.5cm" svg:height="1.1cm" svg:x="13cm" svg:y="6.315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13cm" svg:y="6.315cm">
              <draw:text-box>
                <text:p text:style-name="P2"><text:span text:style-name="T1">Account</text:span></text:p>
              </draw:text-box>
            </draw:frame>
          </draw:g>
          <draw:g draw:style-name="gr4">
            <draw:polygon draw:style-name="gr3" draw:text-style-name="P1" draw:layer="layout" svg:width="0cm" svg:height="0cm" svg:x="13.45cm" svg:y="8.406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13.152cm" svg:y="7.606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423cm" svg:x="13.45cm" svg:y="7.694cm">
              <draw:text-box>
                <text:p text:style-name="P4"><text:span text:style-name="T3">PK</text:span></text:p>
              </draw:text-box>
            </draw:frame>
          </draw:g>
          <draw:line draw:style-name="gr10" draw:text-style-name="P1" draw:layer="layout" svg:x1="13cm" svg:y1="8.403cm" svg:x2="19.5cm" svg:y2="8.403cm">
            <text:p/>
          </draw:line>
          <draw:g draw:style-name="gr4">
            <draw:polygon draw:style-name="gr3" draw:text-style-name="P1" draw:layer="layout" svg:width="0cm" svg:height="0cm" svg:x="13.15cm" svg:y="9.197cm" svg:viewBox="0 0 0 0" draw:points="0,0">
              <text:p/>
            </draw:polygon>
          </draw:g>
          <draw:g draw:style-name="gr4">
            <draw:polygon draw:style-name="gr3" draw:text-style-name="P1" draw:layer="layout" svg:width="0cm" svg:height="0cm" svg:x="13.15cm" svg:y="10.185cm" svg:viewBox="0 0 0 0" draw:points="0,0">
              <text:p/>
            </draw:polygon>
          </draw:g>
          <draw:frame draw:style-name="gr12" draw:text-style-name="P7" draw:layer="layout" svg:width="3.124cm" svg:height="0.988cm" svg:x="12.926cm" svg:y="7.415cm">
            <draw:text-box>
              <text:p text:style-name="P4"><text:span text:style-name="T5">accountID</text:span></text:p>
            </draw:text-box>
          </draw:frame>
          <draw:frame draw:style-name="gr12" draw:text-style-name="P7" draw:layer="layout" svg:width="3.124cm" svg:height="0.988cm" svg:x="12.926cm" svg:y="8.403cm">
            <draw:text-box>
              <text:p text:style-name="P4"><text:span text:style-name="T5">username</text:span></text:p>
            </draw:text-box>
          </draw:frame>
          <draw:frame draw:style-name="gr12" draw:text-style-name="P7" draw:layer="layout" svg:width="3.124cm" svg:height="0.988cm" svg:x="12.926cm" svg:y="9.391cm">
            <draw:text-box>
              <text:p text:style-name="P4"><text:span text:style-name="T5">password</text:span></text:p>
            </draw:text-box>
          </draw:frame>
          <draw:line draw:style-name="gr10" draw:text-style-name="P1" draw:layer="layout" svg:x1="13cm" svg:y1="8.403cm" svg:x2="19.5cm" svg:y2="8.403cm">
            <text:p/>
          </draw:line>
          <draw:line draw:style-name="gr10" draw:text-style-name="P1" draw:layer="layout" svg:x1="13cm" svg:y1="7.415cm" svg:x2="19.5cm" svg:y2="7.415cm">
            <text:p/>
          </draw:line>
          <draw:frame draw:style-name="gr12" draw:text-style-name="P7" draw:layer="layout" svg:width="3.124cm" svg:height="0.988cm" svg:x="16.226cm" svg:y="7.415cm">
            <draw:text-box>
              <text:p text:style-name="P4"><text:span text:style-name="T5">integer(10)</text:span></text:p>
            </draw:text-box>
          </draw:frame>
          <draw:frame draw:style-name="gr12" draw:text-style-name="P7" draw:layer="layout" svg:width="3.124cm" svg:height="0.988cm" svg:x="16.226cm" svg:y="8.403cm">
            <draw:text-box>
              <text:p text:style-name="P4"><text:span text:style-name="T5">varchar(50)</text:span></text:p>
            </draw:text-box>
          </draw:frame>
          <draw:frame draw:style-name="gr12" draw:text-style-name="P7" draw:layer="layout" svg:width="3.124cm" svg:height="0.988cm" svg:x="16.226cm" svg:y="9.391cm">
            <draw:text-box>
              <text:p text:style-name="P4"><text:span text:style-name="T5">varchar(50)</text:span></text:p>
            </draw:text-box>
          </draw:frame>
          <draw:frame draw:style-name="gr13" draw:text-style-name="P7" draw:layer="layout" svg:width="3.874cm" svg:height="1.407cm" svg:x="12.926cm" svg:y="10.182cm">
            <draw:text-box>
              <text:p text:style-name="P4"><text:span text:style-name="T5">emailAddress</text:span></text:p>
            </draw:text-box>
          </draw:frame>
          <draw:frame draw:style-name="gr13" draw:text-style-name="P7" draw:layer="layout" svg:width="3.674cm" svg:height="1.407cm" svg:x="16.226cm" svg:y="10.182cm">
            <draw:text-box>
              <text:p text:style-name="P4"><text:span text:style-name="T5">varchar(255)</text:span></text:p>
            </draw:text-box>
          </draw:frame>
          <draw:frame draw:style-name="gr13" draw:text-style-name="P7" draw:layer="layout" svg:width="4.324cm" svg:height="1.407cm" svg:x="12.926cm" svg:y="11.182cm">
            <draw:text-box>
              <text:p text:style-name="P4"><text:span text:style-name="T5">failedLoginAttempts</text:span></text:p>
            </draw:text-box>
          </draw:frame>
          <draw:frame draw:style-name="gr12" draw:text-style-name="P7" draw:layer="layout" svg:width="3.124cm" svg:height="0.988cm" svg:x="16.226cm" svg:y="11.391cm">
            <draw:text-box>
              <text:p text:style-name="P4"><text:span text:style-name="T5">varchar(50)</text:span></text:p>
            </draw:text-box>
          </draw:frame>
          <draw:frame draw:style-name="gr13" draw:text-style-name="P7" draw:layer="layout" svg:width="4.074cm" svg:height="1.407cm" svg:x="12.926cm" svg:y="12.182cm">
            <draw:text-box>
              <text:p text:style-name="P4"><text:span text:style-name="T5">accountStatus</text:span></text:p>
            </draw:text-box>
          </draw:frame>
          <draw:frame draw:style-name="gr12" draw:text-style-name="P7" draw:layer="layout" svg:width="3.124cm" svg:height="0.988cm" svg:x="16.226cm" svg:y="12.391cm">
            <draw:text-box>
              <text:p text:style-name="P4"><text:span text:style-name="T5">varchar(15)</text:span></text:p>
            </draw:text-box>
          </draw:frame>
          <draw:frame draw:style-name="gr13" draw:text-style-name="P7" draw:layer="layout" svg:width="4.574cm" svg:height="1.407cm" svg:x="12.926cm" svg:y="13.183cm">
            <draw:text-box>
              <text:p text:style-name="P4"><text:span text:style-name="T5">suspensionStartTime</text:span></text:p>
            </draw:text-box>
          </draw:frame>
          <draw:frame draw:style-name="gr12" draw:text-style-name="P7" draw:layer="layout" svg:width="3.124cm" svg:height="0.988cm" svg:x="16.226cm" svg:y="13.392cm">
            <draw:text-box>
              <text:p text:style-name="P4"><text:span text:style-name="T5">timestamp</text:span></text:p>
            </draw:text-box>
          </draw:frame>
        </draw:g>
        <draw:g draw:style-name="gr2">
          <draw:polygon draw:style-name="gr3" draw:text-style-name="P1" draw:layer="layout" svg:width="0cm" svg:height="0cm" svg:x="4.749cm" svg:y="34.064cm" svg:viewBox="0 0 0 0" draw:points="0,0">
            <text:p/>
          </draw:polygon>
          <draw:g draw:style-name="gr4">
            <draw:polygon draw:style-name="gr5" draw:text-style-name="P1" draw:layer="layout" svg:width="6.499cm" svg:height="0cm" svg:x="4.749cm" svg:y="30cm" svg:viewBox="0 0 6500 0" draw:points="0,0 6500,0">
              <text:p/>
            </draw:polygon>
            <draw:polygon draw:style-name="gr6" draw:text-style-name="P1" draw:layer="layout" svg:width="6.499cm" svg:height="0cm" svg:x="4.749cm" svg:y="30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4.064cm" svg:x="4.749cm" svg:y="30cm" svg:viewBox="0 0 6501 4065" draw:points="0,4065 6501,4065 6501,0 0,0">
              <text:p/>
            </draw:polygon>
            <draw:polygon draw:style-name="gr6" draw:text-style-name="P1" draw:layer="layout" svg:width="6.5cm" svg:height="4.064cm" svg:x="4.749cm" svg:y="30cm" svg:viewBox="0 0 6501 4065" draw:points="0,4065 6501,4065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4.749cm" svg:y="30cm" svg:viewBox="0 0 6501 1101" draw:points="0,1101 6501,1101 6501,0 0,0">
                <text:p/>
              </draw:polygon>
              <draw:polygon draw:style-name="gr6" draw:text-style-name="P1" draw:layer="layout" svg:width="6.5cm" svg:height="1.1cm" svg:x="4.749cm" svg:y="30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4.749cm" svg:y="30cm">
              <draw:text-box>
                <text:p text:style-name="P2"><text:span text:style-name="T1">Character_Item</text:span></text:p>
              </draw:text-box>
            </draw:frame>
          </draw:g>
          <draw:g draw:style-name="gr4">
            <draw:polygon draw:style-name="gr6" draw:text-style-name="P1" draw:layer="layout" svg:width="0cm" svg:height="0cm" svg:x="5.199cm" svg:y="32.091cm" svg:viewBox="0 0 0 0" draw:points="0,0">
              <text:p/>
            </draw:polygon>
            <draw:frame draw:style-name="gr8" draw:text-style-name="P5" draw:layer="layout" svg:width="0.425cm" svg:height="0.423cm" svg:x="5.199cm" svg:y="31.597cm">
              <draw:text-box>
                <text:p text:style-name="P4"><text:span text:style-name="T2">FK</text:span></text:p>
              </draw:text-box>
            </draw:frame>
          </draw:g>
          <draw:g draw:style-name="gr4">
            <draw:path draw:style-name="gr9" draw:text-style-name="P6" draw:layer="layout" svg:width="0.296cm" svg:height="0.599cm" svg:x="4.9cm" svg:y="31.291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423cm" svg:x="5.199cm" svg:y="31.168cm">
              <draw:text-box>
                <text:p text:style-name="P4"><text:span text:style-name="T3">PK</text:span></text:p>
              </draw:text-box>
            </draw:frame>
          </draw:g>
          <draw:line draw:style-name="gr10" draw:text-style-name="P1" draw:layer="layout" svg:x1="4.749cm" svg:y1="32.088cm" svg:x2="11.249cm" svg:y2="32.088cm">
            <text:p/>
          </draw:line>
          <draw:g draw:style-name="gr2">
            <draw:g draw:style-name="gr4">
              <draw:path draw:style-name="gr9" draw:text-style-name="P6" draw:layer="layout" svg:width="0.296cm" svg:height="0.599cm" svg:x="4.9cm" svg:y="32.282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  <text:p/>
              </draw:path>
              <draw:polygon draw:style-name="gr11" draw:text-style-name="P6" draw:layer="layout" svg:width="0cm" svg:height="0cm" svg:x="4.899cm" svg:y="32.882cm" svg:viewBox="0 0 0 0" draw:points="0,0">
                <text:p/>
              </draw:polygon>
            </draw:g>
            <draw:frame draw:style-name="gr8" draw:text-style-name="P5" draw:layer="layout" svg:width="0.446cm" svg:height="0.423cm" svg:x="5.199cm" svg:y="32.158cm">
              <draw:text-box>
                <text:p text:style-name="P4"><text:span text:style-name="T3">PK</text:span></text:p>
              </draw:text-box>
            </draw:frame>
          </draw:g>
          <draw:frame draw:style-name="gr8" draw:text-style-name="P5" draw:layer="layout" svg:width="0.425cm" svg:height="0.423cm" svg:x="5.199cm" svg:y="32.582cm">
            <draw:text-box>
              <text:p text:style-name="P4"><text:span text:style-name="T4">FK</text:span></text:p>
            </draw:text-box>
          </draw:frame>
          <draw:g draw:style-name="gr4">
            <draw:polygon draw:style-name="gr3" draw:text-style-name="P1" draw:layer="layout" svg:width="0cm" svg:height="0cm" svg:x="4.899cm" svg:y="33.87cm" svg:viewBox="0 0 0 0" draw:points="0,0">
              <text:p/>
            </draw:polygon>
          </draw:g>
          <draw:frame draw:style-name="gr12" draw:text-style-name="P7" draw:layer="layout" svg:width="3.475cm" svg:height="0.988cm" svg:x="4.775cm" svg:y="31.098cm">
            <draw:text-box>
              <text:p text:style-name="P4"><text:span text:style-name="T5">characterID</text:span></text:p>
            </draw:text-box>
          </draw:frame>
          <draw:frame draw:style-name="gr12" draw:text-style-name="P7" draw:layer="layout" svg:width="3.475cm" svg:height="0.988cm" svg:x="4.775cm" svg:y="32.086cm">
            <draw:text-box>
              <text:p text:style-name="P4"><text:span text:style-name="T5">itemID</text:span></text:p>
            </draw:text-box>
          </draw:frame>
          <draw:frame draw:style-name="gr12" draw:text-style-name="P7" draw:layer="layout" svg:width="3.475cm" svg:height="0.988cm" svg:x="4.775cm" svg:y="33.074cm">
            <draw:text-box>
              <text:p text:style-name="P4"><text:span text:style-name="T5">quantity</text:span></text:p>
            </draw:text-box>
          </draw:frame>
          <draw:frame draw:style-name="gr12" draw:text-style-name="P7" draw:layer="layout" svg:width="3.475cm" svg:height="0.988cm" svg:x="7.676cm" svg:y="31.098cm">
            <draw:text-box>
              <text:p text:style-name="P4"><text:span text:style-name="T5">integer(10)</text:span></text:p>
            </draw:text-box>
          </draw:frame>
          <draw:frame draw:style-name="gr12" draw:text-style-name="P7" draw:layer="layout" svg:width="3.475cm" svg:height="0.988cm" svg:x="7.676cm" svg:y="32.086cm">
            <draw:text-box>
              <text:p text:style-name="P4"><text:span text:style-name="T5">integer(10)</text:span></text:p>
            </draw:text-box>
          </draw:frame>
          <draw:frame draw:style-name="gr12" draw:text-style-name="P7" draw:layer="layout" svg:width="3.475cm" svg:height="0.988cm" svg:x="7.676cm" svg:y="33.074cm">
            <draw:text-box>
              <text:p text:style-name="P4"><text:span text:style-name="T5">tinyint(3)</text:span></text:p>
            </draw:text-box>
          </draw:frame>
        </draw:g>
        <draw:line draw:style-name="gr1" draw:text-style-name="P1" draw:layer="layout" svg:x1="7.75cm" svg:y1="34cm" svg:x2="7.75cm" svg:y2="36.519cm">
          <text:p/>
        </draw:line>
        <draw:g draw:style-name="gr2">
          <draw:polygon draw:style-name="gr3" draw:text-style-name="P1" draw:layer="layout" svg:width="0cm" svg:height="0cm" svg:x="4.5cm" svg:y="43.577cm" svg:viewBox="0 0 0 0" draw:points="0,0">
            <text:p/>
          </draw:polygon>
          <draw:g draw:style-name="gr4">
            <draw:polygon draw:style-name="gr5" draw:text-style-name="P1" draw:layer="layout" svg:width="6.499cm" svg:height="0cm" svg:x="4.5cm" svg:y="36.55cm" svg:viewBox="0 0 6500 0" draw:points="0,0 6500,0">
              <text:p/>
            </draw:polygon>
            <draw:polygon draw:style-name="gr6" draw:text-style-name="P1" draw:layer="layout" svg:width="6.499cm" svg:height="0cm" svg:x="4.5cm" svg:y="36.55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7.027cm" svg:x="4.5cm" svg:y="36.55cm" svg:viewBox="0 0 6501 7028" draw:points="0,7028 6501,7028 6501,0 0,0">
              <text:p/>
            </draw:polygon>
            <draw:polygon draw:style-name="gr6" draw:text-style-name="P1" draw:layer="layout" svg:width="6.5cm" svg:height="7.027cm" svg:x="4.5cm" svg:y="36.55cm" svg:viewBox="0 0 6501 7028" draw:points="0,7028 6501,7028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4.5cm" svg:y="36.55cm" svg:viewBox="0 0 6501 1101" draw:points="0,1101 6501,1101 6501,0 0,0">
                <text:p/>
              </draw:polygon>
              <draw:polygon draw:style-name="gr6" draw:text-style-name="P1" draw:layer="layout" svg:width="6.5cm" svg:height="1.1cm" svg:x="4.5cm" svg:y="36.55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4.5cm" svg:y="36.55cm">
              <draw:text-box>
                <text:p text:style-name="P2"><text:span text:style-name="T1">Item</text:span></text:p>
              </draw:text-box>
            </draw:frame>
          </draw:g>
          <draw:g draw:style-name="gr4">
            <draw:polygon draw:style-name="gr3" draw:text-style-name="P1" draw:layer="layout" svg:width="0cm" svg:height="0cm" svg:x="4.95cm" svg:y="38.64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4.651cm" svg:y="37.841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423cm" svg:x="4.95cm" svg:y="37.929cm">
              <draw:text-box>
                <text:p text:style-name="P4"><text:span text:style-name="T3">PK</text:span></text:p>
              </draw:text-box>
            </draw:frame>
          </draw:g>
          <draw:line draw:style-name="gr10" draw:text-style-name="P1" draw:layer="layout" svg:x1="4.5cm" svg:y1="38.637cm" svg:x2="11cm" svg:y2="38.637cm">
            <text:p/>
          </draw:line>
          <draw:g draw:style-name="gr4">
            <draw:polygon draw:style-name="gr3" draw:text-style-name="P1" draw:layer="layout" svg:width="0cm" svg:height="0cm" svg:x="4.65cm" svg:y="39.431cm" svg:viewBox="0 0 0 0" draw:points="0,0">
              <text:p/>
            </draw:polygon>
          </draw:g>
          <draw:g draw:style-name="gr4">
            <draw:polygon draw:style-name="gr3" draw:text-style-name="P1" draw:layer="layout" svg:width="0cm" svg:height="0cm" svg:x="4.65cm" svg:y="43.383cm" svg:viewBox="0 0 0 0" draw:points="0,0">
              <text:p/>
            </draw:polygon>
          </draw:g>
          <draw:g draw:style-name="gr4">
            <draw:polygon draw:style-name="gr3" draw:text-style-name="P1" draw:layer="layout" svg:width="0cm" svg:height="0cm" svg:x="4.65cm" svg:y="41.407cm" svg:viewBox="0 0 0 0" draw:points="0,0">
              <text:p/>
            </draw:polygon>
          </draw:g>
          <draw:g draw:style-name="gr4">
            <draw:polygon draw:style-name="gr3" draw:text-style-name="P1" draw:layer="layout" svg:width="0cm" svg:height="0cm" svg:x="4.65cm" svg:y="42.395cm" svg:viewBox="0 0 0 0" draw:points="0,0">
              <text:p/>
            </draw:polygon>
          </draw:g>
          <draw:g draw:style-name="gr4">
            <draw:polygon draw:style-name="gr3" draw:text-style-name="P1" draw:layer="layout" svg:width="0cm" svg:height="0cm" svg:x="4.65cm" svg:y="40.419cm" svg:viewBox="0 0 0 0" draw:points="0,0">
              <text:p/>
            </draw:polygon>
          </draw:g>
          <draw:g draw:style-name="gr4">
            <draw:frame draw:style-name="gr12" draw:text-style-name="P7" draw:layer="layout" svg:width="3.874cm" svg:height="0.988cm" svg:x="4.5cm" svg:y="37.673cm">
              <draw:text-box>
                <text:p text:style-name="P4"><text:span text:style-name="T5">itemID</text:span></text:p>
              </draw:text-box>
            </draw:frame>
            <draw:frame draw:style-name="gr12" draw:text-style-name="P7" draw:layer="layout" svg:width="3.874cm" svg:height="0.988cm" svg:x="4.5cm" svg:y="38.66cm">
              <draw:text-box>
                <text:p text:style-name="P4"><text:span text:style-name="T5">name</text:span></text:p>
              </draw:text-box>
            </draw:frame>
            <draw:frame draw:style-name="gr12" draw:text-style-name="P7" draw:layer="layout" svg:width="3.874cm" svg:height="0.988cm" svg:x="4.5cm" svg:y="42.612cm">
              <draw:text-box>
                <text:p text:style-name="P4"><text:span text:style-name="T5">icon</text:span></text:p>
              </draw:text-box>
            </draw:frame>
            <draw:frame draw:style-name="gr12" draw:text-style-name="P7" draw:layer="layout" svg:width="3.874cm" svg:height="0.988cm" svg:x="4.5cm" svg:y="40.636cm">
              <draw:text-box>
                <text:p text:style-name="P4"><text:span text:style-name="T5">description</text:span></text:p>
              </draw:text-box>
            </draw:frame>
            <draw:frame draw:style-name="gr12" draw:text-style-name="P7" draw:layer="layout" svg:width="3.874cm" svg:height="0.988cm" svg:x="4.5cm" svg:y="41.624cm">
              <draw:text-box>
                <text:p text:style-name="P4"><text:span text:style-name="T5">value</text:span></text:p>
              </draw:text-box>
            </draw:frame>
            <draw:frame draw:style-name="gr12" draw:text-style-name="P7" draw:layer="layout" svg:width="3.874cm" svg:height="0.988cm" svg:x="4.5cm" svg:y="39.649cm">
              <draw:text-box>
                <text:p text:style-name="P4"><text:span text:style-name="T5">itemCategoryID</text:span></text:p>
              </draw:text-box>
            </draw:frame>
          </draw:g>
          <draw:frame draw:style-name="gr12" draw:text-style-name="P7" draw:layer="layout" svg:width="3.574cm" svg:height="0.988cm" svg:x="7.326cm" svg:y="37.651cm">
            <draw:text-box>
              <text:p text:style-name="P4"><text:span text:style-name="T5">integer(10)</text:span></text:p>
            </draw:text-box>
          </draw:frame>
          <draw:frame draw:style-name="gr12" draw:text-style-name="P7" draw:layer="layout" svg:width="3.574cm" svg:height="0.988cm" svg:x="7.326cm" svg:y="38.638cm">
            <draw:text-box>
              <text:p text:style-name="P4"><text:span text:style-name="T5">varchar(60)</text:span></text:p>
            </draw:text-box>
          </draw:frame>
          <draw:frame draw:style-name="gr12" draw:text-style-name="P7" draw:layer="layout" svg:width="3.574cm" svg:height="0.988cm" svg:x="7.326cm" svg:y="42.59cm">
            <draw:text-box>
              <text:p text:style-name="P4"><text:span text:style-name="T5">varchar(28)</text:span></text:p>
            </draw:text-box>
          </draw:frame>
          <draw:frame draw:style-name="gr12" draw:text-style-name="P7" draw:layer="layout" svg:width="3.574cm" svg:height="0.988cm" svg:x="7.326cm" svg:y="40.614cm">
            <draw:text-box>
              <text:p text:style-name="P4"><text:span text:style-name="T5">varchar(255)</text:span></text:p>
            </draw:text-box>
          </draw:frame>
          <draw:frame draw:style-name="gr12" draw:text-style-name="P7" draw:layer="layout" svg:width="3.574cm" svg:height="0.988cm" svg:x="7.326cm" svg:y="41.602cm">
            <draw:text-box>
              <text:p text:style-name="P4"><text:span text:style-name="T5">decimal(7, 2)</text:span></text:p>
            </draw:text-box>
          </draw:frame>
          <draw:frame draw:style-name="gr12" draw:text-style-name="P7" draw:layer="layout" svg:width="3.574cm" svg:height="0.988cm" svg:x="7.326cm" svg:y="39.627cm">
            <draw:text-box>
              <text:p text:style-name="P4"><text:span text:style-name="T5">integer(10)</text:span></text:p>
            </draw:text-box>
          </draw:frame>
          <draw:g draw:style-name="gr4">
            <draw:frame draw:style-name="gr8" draw:text-style-name="P5" draw:layer="layout" svg:width="0.446cm" svg:height="0.423cm" svg:x="4.851cm" svg:y="39.929cm">
              <draw:text-box>
                <text:p text:style-name="P4"><text:span text:style-name="T3">FK</text:span></text:p>
              </draw:text-box>
            </draw:frame>
          </draw:g>
        </draw:g>
        <draw:g draw:style-name="gr2">
          <draw:g draw:style-name="gr4">
            <draw:polygon draw:style-name="gr5" draw:text-style-name="P1" draw:layer="layout" svg:width="6.498cm" svg:height="0cm" svg:x="13.25cm" svg:y="16.598cm" svg:viewBox="0 0 6499 0" draw:points="0,0 6499,0">
              <text:p/>
            </draw:polygon>
            <draw:polygon draw:style-name="gr6" draw:text-style-name="P1" draw:layer="layout" svg:width="6.498cm" svg:height="0cm" svg:x="13.25cm" svg:y="16.598cm" svg:viewBox="0 0 6499 0" draw:points="0,0 6499,0">
              <text:p/>
            </draw:polygon>
          </draw:g>
          <draw:g draw:style-name="gr4">
            <draw:polygon draw:style-name="gr5" draw:text-style-name="P1" draw:layer="layout" svg:width="6.5cm" svg:height="3.417cm" svg:x="13.25cm" svg:y="16.598cm" svg:viewBox="0 0 6501 3418" draw:points="0,3418 6501,3418 6501,0 0,0">
              <text:p/>
            </draw:polygon>
            <draw:polygon draw:style-name="gr6" draw:text-style-name="P1" draw:layer="layout" svg:width="6.5cm" svg:height="3.417cm" svg:x="13.25cm" svg:y="16.598cm" svg:viewBox="0 0 6501 3418" draw:points="0,3418 6501,3418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13.25cm" svg:y="16.598cm" svg:viewBox="0 0 6501 1101" draw:points="0,1101 6501,1101 6501,0 0,0">
                <text:p/>
              </draw:polygon>
              <draw:polygon draw:style-name="gr6" draw:text-style-name="P1" draw:layer="layout" svg:width="6.5cm" svg:height="1.1cm" svg:x="13.25cm" svg:y="16.598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13.25cm" svg:y="16.598cm">
              <draw:text-box>
                <text:p text:style-name="P2"><text:span text:style-name="T1">Player_Character</text:span></text:p>
              </draw:text-box>
            </draw:frame>
          </draw:g>
          <draw:g draw:style-name="gr4">
            <draw:polygon draw:style-name="gr3" draw:text-style-name="P1" draw:layer="layout" svg:width="0cm" svg:height="0cm" svg:x="13.7cm" svg:y="18.688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13.402cm" svg:y="17.889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<text:p/>
            </draw:path>
            <draw:frame draw:style-name="gr14" draw:text-style-name="P5" draw:layer="layout" svg:width="0.446cm" svg:height="0.843cm" svg:x="13.7cm" svg:y="17.767cm">
              <draw:text-box>
                <text:p text:style-name="P4"><text:span text:style-name="T3">PK</text:span></text:p>
                <text:p text:style-name="P4"><text:span text:style-name="T3">FK</text:span></text:p>
              </draw:text-box>
            </draw:frame>
          </draw:g>
          <draw:frame draw:style-name="gr13" draw:text-style-name="P7" draw:layer="layout" svg:width="3.248cm" svg:height="1.407cm" svg:x="13.252cm" svg:y="17.489cm">
            <draw:text-box>
              <text:p text:style-name="P4"><text:span text:style-name="T5">characterID</text:span></text:p>
            </draw:text-box>
          </draw:frame>
          <draw:line draw:style-name="gr10" draw:text-style-name="P1" draw:layer="layout" svg:x1="13.25cm" svg:y1="18.685cm" svg:x2="19.75cm" svg:y2="18.685cm">
            <text:p/>
          </draw:line>
          <draw:g draw:style-name="gr4">
            <draw:polygon draw:style-name="gr3" draw:text-style-name="P1" draw:layer="layout" svg:width="0cm" svg:height="0cm" svg:x="13.4cm" svg:y="18.679cm" svg:viewBox="0 0 0 0" draw:points="0,0">
              <text:p/>
            </draw:polygon>
          </draw:g>
          <draw:g draw:style-name="gr2">
            <draw:g draw:style-name="gr4">
              <draw:path draw:style-name="gr5" draw:text-style-name="P1" draw:layer="layout" svg:width="0.296cm" svg:height="0.599cm" svg:x="13.402cm" svg:y="19.067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  <text:p/>
              </draw:path>
              <draw:polygon draw:style-name="gr6" draw:text-style-name="P1" draw:layer="layout" svg:width="0cm" svg:height="0cm" svg:x="13.4cm" svg:y="19.668cm" svg:viewBox="0 0 0 0" draw:points="0,0">
                <text:p/>
              </draw:polygon>
            </draw:g>
          </draw:g>
          <draw:frame draw:style-name="gr8" draw:text-style-name="P5" draw:layer="layout" svg:width="0.425cm" svg:height="0.423cm" svg:x="13.721cm" svg:y="19.156cm">
            <draw:text-box>
              <text:p text:style-name="P4"><text:span text:style-name="T4">FK</text:span></text:p>
            </draw:text-box>
          </draw:frame>
          <draw:frame draw:style-name="gr12" draw:text-style-name="P7" draw:layer="layout" svg:width="3.248cm" svg:height="0.988cm" svg:x="13.252cm" svg:y="18.874cm">
            <draw:text-box>
              <text:p text:style-name="P4"><text:span text:style-name="T5">accountID</text:span></text:p>
            </draw:text-box>
          </draw:frame>
          <draw:frame draw:style-name="gr13" draw:text-style-name="P7" draw:layer="layout" svg:width="3.248cm" svg:height="1.407cm" svg:x="16.252cm" svg:y="17.49cm">
            <draw:text-box>
              <text:p text:style-name="P4"><text:span text:style-name="T5">integer(10)</text:span></text:p>
            </draw:text-box>
          </draw:frame>
          <draw:frame draw:style-name="gr12" draw:text-style-name="P7" draw:layer="layout" svg:width="3.248cm" svg:height="0.988cm" svg:x="16.252cm" svg:y="18.875cm">
            <draw:text-box>
              <text:p text:style-name="P4"><text:span text:style-name="T5">integer(10)</text:span></text:p>
            </draw:text-box>
          </draw:frame>
        </draw:g>
        <draw:g draw:style-name="gr2">
          <draw:polygon draw:style-name="gr3" draw:text-style-name="P1" draw:layer="layout" svg:width="0cm" svg:height="0cm" svg:x="24.262cm" svg:y="42.747cm" svg:viewBox="0 0 0 0" draw:points="0,0">
            <text:p/>
          </draw:polygon>
          <draw:g draw:style-name="gr4">
            <draw:polygon draw:style-name="gr5" draw:text-style-name="P1" draw:layer="layout" svg:width="7.236cm" svg:height="0cm" svg:x="24.262cm" svg:y="36.707cm" svg:viewBox="0 0 7237 0" draw:points="0,0 7237,0">
              <text:p/>
            </draw:polygon>
            <draw:polygon draw:style-name="gr6" draw:text-style-name="P1" draw:layer="layout" svg:width="7.236cm" svg:height="0cm" svg:x="24.262cm" svg:y="36.707cm" svg:viewBox="0 0 7237 0" draw:points="0,0 7237,0">
              <text:p/>
            </draw:polygon>
          </draw:g>
          <draw:g draw:style-name="gr4">
            <draw:polygon draw:style-name="gr5" draw:text-style-name="P1" draw:layer="layout" svg:width="7.237cm" svg:height="7.042cm" svg:x="24.262cm" svg:y="36.707cm" svg:viewBox="0 0 7238 7043" draw:points="0,7043 7238,7043 7238,0 0,0">
              <text:p/>
            </draw:polygon>
            <draw:polygon draw:style-name="gr6" draw:text-style-name="P1" draw:layer="layout" svg:width="7.237cm" svg:height="7.042cm" svg:x="24.262cm" svg:y="36.707cm" svg:viewBox="0 0 7238 7043" draw:points="0,7043 7238,7043 7238,0 0,0">
              <text:p/>
            </draw:polygon>
          </draw:g>
          <draw:g draw:style-name="gr2">
            <draw:g draw:style-name="gr4">
              <draw:polygon draw:style-name="gr5" draw:text-style-name="P1" draw:layer="layout" svg:width="7.237cm" svg:height="1.1cm" svg:x="24.262cm" svg:y="36.707cm" svg:viewBox="0 0 7238 1101" draw:points="0,1101 7238,1101 7238,0 0,0">
                <text:p/>
              </draw:polygon>
              <draw:polygon draw:style-name="gr6" draw:text-style-name="P1" draw:layer="layout" svg:width="7.237cm" svg:height="1.1cm" svg:x="24.262cm" svg:y="36.707cm" svg:viewBox="0 0 7238 1101" draw:points="0,1101 7238,1101 7238,0 0,0">
                <text:p/>
              </draw:polygon>
            </draw:g>
            <draw:frame draw:style-name="gr7" draw:text-style-name="P3" draw:layer="layout" svg:width="7.237cm" svg:height="1.1cm" svg:x="24.262cm" svg:y="36.707cm">
              <draw:text-box>
                <text:p text:style-name="P2"><text:span text:style-name="T1">Map</text:span></text:p>
              </draw:text-box>
            </draw:frame>
          </draw:g>
          <draw:g draw:style-name="gr4">
            <draw:polygon draw:style-name="gr3" draw:text-style-name="P1" draw:layer="layout" svg:width="0cm" svg:height="0cm" svg:x="24.763cm" svg:y="38.798cm" svg:viewBox="0 0 0 0" draw:points="0,0">
              <text:p/>
            </draw:polygon>
          </draw:g>
          <draw:g draw:style-name="gr4">
            <draw:path draw:style-name="gr9" draw:text-style-name="P6" draw:layer="layout" svg:width="0.33cm" svg:height="0.599cm" svg:x="24.431cm" svg:y="37.999cm" svg:viewBox="0 0 331 600" svg:d="M65 511l100 89 77-67v-222h50l-26-46c17-11 31-26 42-43 15-23 23-48 23-74s-8-52-23-74c-14-23-35-42-60-55s-53-19-83-19c-29 0-57 6-83 19-24 13-45 32-60 55-14 22-22 48-22 74s8 51 22 74c11 17 26 32 43 43l-25 46h50v22l-38 44 63 45v22l-50 44z">
              <text:p/>
            </draw:path>
            <draw:frame draw:style-name="gr8" draw:text-style-name="P5" draw:layer="layout" svg:width="0.497cm" svg:height="0.423cm" svg:x="24.763cm" svg:y="38.087cm">
              <draw:text-box>
                <text:p text:style-name="P4"><text:span text:style-name="T3">PK</text:span></text:p>
              </draw:text-box>
            </draw:frame>
          </draw:g>
          <draw:line draw:style-name="gr10" draw:text-style-name="P1" draw:layer="layout" svg:x1="24.262cm" svg:y1="38.795cm" svg:x2="31.499cm" svg:y2="38.795cm">
            <text:p/>
          </draw:line>
          <draw:g draw:style-name="gr4">
            <draw:polygon draw:style-name="gr3" draw:text-style-name="P1" draw:layer="layout" svg:width="0cm" svg:height="0cm" svg:x="24.429cm" svg:y="39.589cm" svg:viewBox="0 0 0 0" draw:points="0,0">
              <text:p/>
            </draw:polygon>
          </draw:g>
          <draw:g draw:style-name="gr4">
            <draw:polygon draw:style-name="gr3" draw:text-style-name="P1" draw:layer="layout" svg:width="0cm" svg:height="0cm" svg:x="24.429cm" svg:y="41.565cm" svg:viewBox="0 0 0 0" draw:points="0,0">
              <text:p/>
            </draw:polygon>
          </draw:g>
          <draw:g draw:style-name="gr4">
            <draw:polygon draw:style-name="gr3" draw:text-style-name="P1" draw:layer="layout" svg:width="0cm" svg:height="0cm" svg:x="24.429cm" svg:y="42.553cm" svg:viewBox="0 0 0 0" draw:points="0,0">
              <text:p/>
            </draw:polygon>
          </draw:g>
          <draw:g draw:style-name="gr2">
            <draw:g draw:style-name="gr4">
              <draw:path draw:style-name="gr5" draw:text-style-name="P1" draw:layer="layout" svg:width="0.33cm" svg:height="0.599cm" svg:x="24.431cm" svg:y="39.977cm" svg:viewBox="0 0 331 600" svg:d="M65 511l100 89 77-67v-222h50l-26-46c17-11 31-26 42-43 15-23 23-48 23-74s-8-52-23-74c-14-23-35-42-60-55s-53-19-83-19c-29 0-57 6-83 19-24 13-45 32-60 55-14 22-22 48-22 74s8 51 22 74c11 17 26 32 43 43l-25 46h50v22l-38 44 63 45v22l-50 44z">
                <text:p/>
              </draw:path>
              <draw:polygon draw:style-name="gr6" draw:text-style-name="P1" draw:layer="layout" svg:width="0cm" svg:height="0cm" svg:x="24.429cm" svg:y="40.577cm" svg:viewBox="0 0 0 0" draw:points="0,0">
                <text:p/>
              </draw:polygon>
            </draw:g>
          </draw:g>
          <draw:frame draw:style-name="gr8" draw:text-style-name="P5" draw:layer="layout" svg:width="0.473cm" svg:height="0.423cm" svg:x="24.763cm" svg:y="40.066cm">
            <draw:text-box>
              <text:p text:style-name="P4"><text:span text:style-name="T4">FK</text:span></text:p>
            </draw:text-box>
          </draw:frame>
          <draw:g draw:style-name="gr4">
            <draw:frame draw:style-name="gr12" draw:text-style-name="P7" draw:layer="layout" svg:width="3.478cm" svg:height="0.988cm" svg:x="24.272cm" svg:y="37.808cm">
              <draw:text-box>
                <text:p text:style-name="P4"><text:span text:style-name="T5">mapID</text:span></text:p>
              </draw:text-box>
            </draw:frame>
            <draw:frame draw:style-name="gr12" draw:text-style-name="P7" draw:layer="layout" svg:width="3.478cm" svg:height="0.988cm" svg:x="24.272cm" svg:y="38.795cm">
              <draw:text-box>
                <text:p text:style-name="P4"><text:span text:style-name="T5">name</text:span></text:p>
              </draw:text-box>
            </draw:frame>
            <draw:frame draw:style-name="gr12" draw:text-style-name="P7" draw:layer="layout" svg:width="3.478cm" svg:height="0.988cm" svg:x="24.272cm" svg:y="40.771cm">
              <draw:text-box>
                <text:p text:style-name="P4"><text:span text:style-name="T5">height</text:span></text:p>
              </draw:text-box>
            </draw:frame>
            <draw:frame draw:style-name="gr12" draw:text-style-name="P7" draw:layer="layout" svg:width="3.478cm" svg:height="0.988cm" svg:x="24.272cm" svg:y="41.759cm">
              <draw:text-box>
                <text:p text:style-name="P4"><text:span text:style-name="T5">width</text:span></text:p>
              </draw:text-box>
            </draw:frame>
            <draw:frame draw:style-name="gr12" draw:text-style-name="P7" draw:layer="layout" svg:width="3.478cm" svg:height="0.988cm" svg:x="24.272cm" svg:y="39.783cm">
              <draw:text-box>
                <text:p text:style-name="P4"><text:span text:style-name="T5">mapTypeID</text:span></text:p>
              </draw:text-box>
            </draw:frame>
          </draw:g>
          <draw:g draw:style-name="gr4">
            <draw:frame draw:style-name="gr12" draw:text-style-name="P7" draw:layer="layout" svg:width="3.478cm" svg:height="0.988cm" svg:x="27.072cm" svg:y="37.809cm">
              <draw:text-box>
                <text:p text:style-name="P4"><text:span text:style-name="T5">integer(10)</text:span></text:p>
              </draw:text-box>
            </draw:frame>
            <draw:frame draw:style-name="gr12" draw:text-style-name="P7" draw:layer="layout" svg:width="3.478cm" svg:height="0.988cm" svg:x="27.072cm" svg:y="38.796cm">
              <draw:text-box>
                <text:p text:style-name="P4"><text:span text:style-name="T5">varchar(60)</text:span></text:p>
              </draw:text-box>
            </draw:frame>
            <draw:frame draw:style-name="gr12" draw:text-style-name="P7" draw:layer="layout" svg:width="3.478cm" svg:height="0.988cm" svg:x="27.072cm" svg:y="40.772cm">
              <draw:text-box>
                <text:p text:style-name="P4"><text:span text:style-name="T5">tinyint(3)</text:span></text:p>
              </draw:text-box>
            </draw:frame>
            <draw:frame draw:style-name="gr12" draw:text-style-name="P7" draw:layer="layout" svg:width="3.478cm" svg:height="0.988cm" svg:x="27.072cm" svg:y="41.76cm">
              <draw:text-box>
                <text:p text:style-name="P4"><text:span text:style-name="T5">tinyint(3)</text:span></text:p>
              </draw:text-box>
            </draw:frame>
            <draw:frame draw:style-name="gr12" draw:text-style-name="P7" draw:layer="layout" svg:width="3.478cm" svg:height="0.988cm" svg:x="27.072cm" svg:y="39.784cm">
              <draw:text-box>
                <text:p text:style-name="P4"><text:span text:style-name="T5">mapTypeID</text:span></text:p>
              </draw:text-box>
            </draw:frame>
          </draw:g>
          <draw:frame draw:style-name="gr12" draw:text-style-name="P8" draw:layer="layout" svg:width="3.633cm" svg:height="0.988cm" svg:x="24.25cm" svg:y="42.6cm">
            <draw:text-box>
              <text:p text:style-name="P4"><text:span text:style-name="T6">chatID</text:span></text:p>
            </draw:text-box>
          </draw:frame>
          <draw:frame draw:style-name="gr12" draw:text-style-name="P8" draw:layer="layout" svg:width="3.633cm" svg:height="0.988cm" svg:x="27.057cm" svg:y="42.601cm">
            <draw:text-box>
              <text:p text:style-name="P4"><text:span text:style-name="T6">integer(10)</text:span></text:p>
            </draw:text-box>
          </draw:frame>
          <draw:frame draw:style-name="gr15" draw:text-style-name="P5" draw:layer="layout" svg:width="0.5cm" svg:height="0.75cm" svg:x="24.65cm" svg:y="42.7cm">
            <draw:text-box>
              <text:p text:style-name="P4"><text:span text:style-name="T4">FK</text:span></text:p>
            </draw:text-box>
          </draw:frame>
        </draw:g>
        <draw:g draw:style-name="gr2">
          <draw:polygon draw:style-name="gr3" draw:text-style-name="P1" draw:layer="layout" svg:width="0cm" svg:height="0cm" svg:x="25cm" svg:y="49.076cm" svg:viewBox="0 0 0 0" draw:points="0,0">
            <text:p/>
          </draw:polygon>
          <draw:g draw:style-name="gr4">
            <draw:polygon draw:style-name="gr5" draw:text-style-name="P1" draw:layer="layout" svg:width="6.499cm" svg:height="0cm" svg:x="25cm" svg:y="46cm" svg:viewBox="0 0 6500 0" draw:points="0,0 6500,0">
              <text:p/>
            </draw:polygon>
            <draw:polygon draw:style-name="gr6" draw:text-style-name="P1" draw:layer="layout" svg:width="6.499cm" svg:height="0cm" svg:x="25cm" svg:y="46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6.484cm" svg:x="25cm" svg:y="46cm" svg:viewBox="0 0 6501 6485" draw:points="0,6485 6501,6485 6501,0 0,0">
              <text:p/>
            </draw:polygon>
            <draw:polygon draw:style-name="gr6" draw:text-style-name="P1" draw:layer="layout" svg:width="6.5cm" svg:height="6.484cm" svg:x="25cm" svg:y="46cm" svg:viewBox="0 0 6501 6485" draw:points="0,6485 6501,6485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25cm" svg:y="46cm" svg:viewBox="0 0 6501 1101" draw:points="0,1101 6501,1101 6501,0 0,0">
                <text:p/>
              </draw:polygon>
              <draw:polygon draw:style-name="gr6" draw:text-style-name="P1" draw:layer="layout" svg:width="6.5cm" svg:height="1.1cm" svg:x="25cm" svg:y="46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25cm" svg:y="46cm">
              <draw:text-box>
                <text:p text:style-name="P2"><text:span text:style-name="T1">Map_Type</text:span></text:p>
              </draw:text-box>
            </draw:frame>
          </draw:g>
          <draw:g draw:style-name="gr4">
            <draw:polygon draw:style-name="gr3" draw:text-style-name="P1" draw:layer="layout" svg:width="0cm" svg:height="0cm" svg:x="25.45cm" svg:y="48.091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25.151cm" svg:y="47.291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423cm" svg:x="25.45cm" svg:y="47.379cm">
              <draw:text-box>
                <text:p text:style-name="P4"><text:span text:style-name="T3">PK</text:span></text:p>
              </draw:text-box>
            </draw:frame>
          </draw:g>
          <draw:line draw:style-name="gr10" draw:text-style-name="P1" draw:layer="layout" svg:x1="25cm" svg:y1="48.088cm" svg:x2="31.5cm" svg:y2="48.088cm">
            <text:p/>
          </draw:line>
          <draw:g draw:style-name="gr4">
            <draw:polygon draw:style-name="gr3" draw:text-style-name="P1" draw:layer="layout" svg:width="0cm" svg:height="0cm" svg:x="25.15cm" svg:y="48.882cm" svg:viewBox="0 0 0 0" draw:points="0,0">
              <text:p/>
            </draw:polygon>
          </draw:g>
          <draw:g draw:style-name="gr4">
            <draw:frame draw:style-name="gr12" draw:text-style-name="P9" draw:layer="layout" svg:width="3.398cm" svg:height="0.988cm" svg:x="25.101cm" svg:y="47.1cm">
              <draw:text-box>
                <text:p text:style-name="P4"><text:span text:style-name="T7">mapTypeID</text:span></text:p>
              </draw:text-box>
            </draw:frame>
            <draw:frame draw:style-name="gr12" draw:text-style-name="P9" draw:layer="layout" svg:width="3.397cm" svg:height="0.988cm" svg:x="25.102cm" svg:y="48.081cm">
              <draw:text-box>
                <text:p text:style-name="P4"><text:span text:style-name="T7">name</text:span></text:p>
              </draw:text-box>
            </draw:frame>
            <draw:frame draw:style-name="gr12" draw:text-style-name="P10" draw:layer="layout" svg:width="3.398cm" svg:height="0.988cm" svg:x="25.102cm" svg:y="49.081cm">
              <draw:text-box>
                <text:p text:style-name="P4"><text:span text:style-name="T8">tileID</text:span></text:p>
              </draw:text-box>
            </draw:frame>
            <draw:frame draw:style-name="gr12" draw:text-style-name="P9" draw:layer="layout" svg:width="3.397cm" svg:height="0.988cm" svg:x="25.102cm" svg:y="50.081cm">
              <draw:text-box>
                <text:p text:style-name="P4"><text:span text:style-name="T7">background</text:span></text:p>
              </draw:text-box>
            </draw:frame>
            <draw:frame draw:style-name="gr12" draw:text-style-name="P9" draw:layer="layout" svg:width="3.398cm" svg:height="0.988cm" svg:x="25.102cm" svg:y="51.081cm">
              <draw:text-box>
                <text:p text:style-name="P4"><text:span text:style-name="T7">hasGrid</text:span></text:p>
              </draw:text-box>
            </draw:frame>
          </draw:g>
          <draw:frame draw:style-name="gr8" draw:text-style-name="P5" draw:layer="layout" svg:width="0.446cm" svg:height="0.423cm" svg:x="25.45cm" svg:y="49.38cm">
            <draw:text-box>
              <text:p text:style-name="P4"><text:span text:style-name="T3">FK</text:span></text:p>
            </draw:text-box>
          </draw:frame>
          <draw:frame draw:style-name="gr12" draw:text-style-name="P9" draw:layer="layout" svg:width="3.398cm" svg:height="0.988cm" svg:x="27.602cm" svg:y="47.101cm">
            <draw:text-box>
              <text:p text:style-name="P4"><text:span text:style-name="T7">integer(10)</text:span></text:p>
            </draw:text-box>
          </draw:frame>
          <draw:frame draw:style-name="gr12" draw:text-style-name="P9" draw:layer="layout" svg:width="3.397cm" svg:height="0.988cm" svg:x="27.603cm" svg:y="48.082cm">
            <draw:text-box>
              <text:p text:style-name="P4"><text:span text:style-name="T7">varchar(20)</text:span></text:p>
            </draw:text-box>
          </draw:frame>
          <draw:frame draw:style-name="gr12" draw:text-style-name="P10" draw:layer="layout" svg:width="3.398cm" svg:height="0.988cm" svg:x="27.603cm" svg:y="49.082cm">
            <draw:text-box>
              <text:p text:style-name="P4"><text:span text:style-name="T8">integer(10)</text:span></text:p>
            </draw:text-box>
          </draw:frame>
          <draw:frame draw:style-name="gr12" draw:text-style-name="P9" draw:layer="layout" svg:width="3.397cm" svg:height="0.988cm" svg:x="27.603cm" svg:y="50.082cm">
            <draw:text-box>
              <text:p text:style-name="P4"><text:span text:style-name="T7">varchar(28)</text:span></text:p>
            </draw:text-box>
          </draw:frame>
          <draw:frame draw:style-name="gr12" draw:text-style-name="P9" draw:layer="layout" svg:width="3.398cm" svg:height="0.988cm" svg:x="27.603cm" svg:y="51.082cm">
            <draw:text-box>
              <text:p text:style-name="P4"><text:span text:style-name="T7">boolean</text:span></text:p>
            </draw:text-box>
          </draw:frame>
        </draw:g>
        <draw:polygon draw:style-name="gr3" draw:text-style-name="P1" draw:layer="layout" svg:width="0cm" svg:height="0cm" svg:x="37.625cm" svg:y="33.844cm" svg:viewBox="0 0 0 0" draw:points="0,0">
          <text:p/>
        </draw:polygon>
        <draw:g draw:style-name="gr4">
          <draw:polygon draw:style-name="gr3" draw:text-style-name="P1" draw:layer="layout" svg:width="0cm" svg:height="0cm" svg:x="37.775cm" svg:y="33.65cm" svg:viewBox="0 0 0 0" draw:points="0,0">
            <text:p/>
          </draw:polygon>
        </draw:g>
        <draw:g draw:style-name="gr2">
          <draw:g draw:style-name="gr4">
            <draw:polygon draw:style-name="gr5" draw:text-style-name="P1" draw:layer="layout" svg:width="6.499cm" svg:height="0cm" svg:x="43.7cm" svg:y="36.65cm" svg:viewBox="0 0 6500 0" draw:points="0,0 6500,0">
              <text:p/>
            </draw:polygon>
            <draw:polygon draw:style-name="gr6" draw:text-style-name="P1" draw:layer="layout" svg:width="6.499cm" svg:height="0cm" svg:x="43.7cm" svg:y="36.65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5.05cm" svg:x="43.7cm" svg:y="36.65cm" svg:viewBox="0 0 6501 5051" draw:points="0,5051 6501,5051 6501,0 0,0">
              <text:p/>
            </draw:polygon>
            <draw:polygon draw:style-name="gr6" draw:text-style-name="P1" draw:layer="layout" svg:width="6.5cm" svg:height="5.05cm" svg:x="43.7cm" svg:y="36.65cm" svg:viewBox="0 0 6501 5051" draw:points="0,5051 6501,5051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43.7cm" svg:y="36.65cm" svg:viewBox="0 0 6501 1101" draw:points="0,1101 6501,1101 6501,0 0,0">
                <text:p/>
              </draw:polygon>
              <draw:polygon draw:style-name="gr6" draw:text-style-name="P1" draw:layer="layout" svg:width="6.5cm" svg:height="1.1cm" svg:x="43.7cm" svg:y="36.65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43.7cm" svg:y="36.65cm">
              <draw:text-box>
                <text:p text:style-name="P2"><text:span text:style-name="T1">Tile</text:span></text:p>
              </draw:text-box>
            </draw:frame>
          </draw:g>
          <draw:g draw:style-name="gr4">
            <draw:polygon draw:style-name="gr3" draw:text-style-name="P1" draw:layer="layout" svg:width="0cm" svg:height="0cm" svg:x="44.15cm" svg:y="38.74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43.851cm" svg:y="37.941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423cm" svg:x="44.15cm" svg:y="38.029cm">
              <draw:text-box>
                <text:p text:style-name="P4"><text:span text:style-name="T3">PK</text:span></text:p>
              </draw:text-box>
            </draw:frame>
          </draw:g>
          <draw:frame draw:style-name="gr12" draw:text-style-name="P7" draw:layer="layout" svg:width="3cm" svg:height="0.988cm" svg:x="43.85cm" svg:y="37.75cm">
            <draw:text-box>
              <text:p text:style-name="P4"><text:span text:style-name="T5">tileID</text:span></text:p>
            </draw:text-box>
          </draw:frame>
          <draw:line draw:style-name="gr10" draw:text-style-name="P1" draw:layer="layout" svg:x1="43.7cm" svg:y1="38.737cm" svg:x2="50.2cm" svg:y2="38.737cm">
            <text:p/>
          </draw:line>
          <draw:g draw:style-name="gr4">
            <draw:polygon draw:style-name="gr3" draw:text-style-name="P1" draw:layer="layout" svg:width="0cm" svg:height="0cm" svg:x="43.85cm" svg:y="39.531cm" svg:viewBox="0 0 0 0" draw:points="0,0">
              <text:p/>
            </draw:polygon>
          </draw:g>
          <draw:frame draw:style-name="gr12" draw:text-style-name="P7" draw:layer="layout" svg:width="3cm" svg:height="0.988cm" svg:x="43.85cm" svg:y="38.737cm">
            <draw:text-box>
              <text:p text:style-name="P4"><text:span text:style-name="T5">name</text:span></text:p>
            </draw:text-box>
          </draw:frame>
          <draw:g draw:style-name="gr4">
            <draw:polygon draw:style-name="gr3" draw:text-style-name="P1" draw:layer="layout" svg:width="0cm" svg:height="0cm" svg:x="43.85cm" svg:y="41.507cm" svg:viewBox="0 0 0 0" draw:points="0,0">
              <text:p/>
            </draw:polygon>
          </draw:g>
          <draw:frame draw:style-name="gr12" draw:text-style-name="P7" draw:layer="layout" svg:width="3cm" svg:height="0.988cm" svg:x="43.85cm" svg:y="40.712cm">
            <draw:text-box>
              <text:p text:style-name="P4"><text:span text:style-name="T5">image</text:span></text:p>
            </draw:text-box>
          </draw:frame>
          <draw:g draw:style-name="gr4">
            <draw:polygon draw:style-name="gr3" draw:text-style-name="P1" draw:layer="layout" svg:width="0cm" svg:height="0cm" svg:x="43.85cm" svg:y="40.519cm" svg:viewBox="0 0 0 0" draw:points="0,0">
              <text:p/>
            </draw:polygon>
          </draw:g>
          <draw:frame draw:style-name="gr12" draw:text-style-name="P7" draw:layer="layout" svg:width="3cm" svg:height="0.988cm" svg:x="43.85cm" svg:y="39.725cm">
            <draw:text-box>
              <text:p text:style-name="P4"><text:span text:style-name="T5">passibility</text:span></text:p>
            </draw:text-box>
          </draw:frame>
          <draw:frame draw:style-name="gr12" draw:text-style-name="P7" draw:layer="layout" svg:width="3cm" svg:height="0.988cm" svg:x="46.75cm" svg:y="37.75cm">
            <draw:text-box>
              <text:p text:style-name="P4"><text:span text:style-name="T5">integer(10)</text:span></text:p>
            </draw:text-box>
          </draw:frame>
          <draw:frame draw:style-name="gr12" draw:text-style-name="P7" draw:layer="layout" svg:width="3cm" svg:height="0.988cm" svg:x="46.75cm" svg:y="38.737cm">
            <draw:text-box>
              <text:p text:style-name="P4"><text:span text:style-name="T5">varchar(20)</text:span></text:p>
            </draw:text-box>
          </draw:frame>
          <draw:frame draw:style-name="gr12" draw:text-style-name="P7" draw:layer="layout" svg:width="3cm" svg:height="0.988cm" svg:x="46.75cm" svg:y="40.712cm">
            <draw:text-box>
              <text:p text:style-name="P4"><text:span text:style-name="T5">varchar(28)</text:span></text:p>
            </draw:text-box>
          </draw:frame>
          <draw:frame draw:style-name="gr12" draw:text-style-name="P7" draw:layer="layout" svg:width="3cm" svg:height="0.988cm" svg:x="46.75cm" svg:y="39.725cm">
            <draw:text-box>
              <text:p text:style-name="P4"><text:span text:style-name="T5">varchar(10)</text:span></text:p>
            </draw:text-box>
          </draw:frame>
        </draw:g>
        <draw:line draw:style-name="gr1" draw:text-style-name="P1" draw:layer="layout" svg:x1="34.6cm" svg:y1="38.25cm" svg:x2="31.5cm" svg:y2="38.25cm">
          <text:p/>
        </draw:line>
        <draw:g draw:style-name="gr2">
          <draw:g draw:style-name="gr4">
            <draw:polygon draw:style-name="gr5" draw:text-style-name="P1" draw:layer="layout" svg:width="6.499cm" svg:height="0cm" svg:x="34.65cm" svg:y="36.75cm" svg:viewBox="0 0 6500 0" draw:points="0,0 6500,0">
              <text:p/>
            </draw:polygon>
            <draw:polygon draw:style-name="gr6" draw:text-style-name="P1" draw:layer="layout" svg:width="6.499cm" svg:height="0cm" svg:x="34.65cm" svg:y="36.75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5.882cm" svg:x="34.65cm" svg:y="36.75cm" svg:viewBox="0 0 6501 5883" draw:points="0,5883 6501,5883 6501,0 0,0">
              <text:p/>
            </draw:polygon>
            <draw:polygon draw:style-name="gr6" draw:text-style-name="P1" draw:layer="layout" svg:width="6.5cm" svg:height="5.882cm" svg:x="34.65cm" svg:y="36.75cm" svg:viewBox="0 0 6501 5883" draw:points="0,5883 6501,5883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34.65cm" svg:y="36.75cm" svg:viewBox="0 0 6501 1101" draw:points="0,1101 6501,1101 6501,0 0,0">
                <text:p/>
              </draw:polygon>
              <draw:polygon draw:style-name="gr6" draw:text-style-name="P1" draw:layer="layout" svg:width="6.5cm" svg:height="1.1cm" svg:x="34.65cm" svg:y="36.75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34.65cm" svg:y="36.75cm">
              <draw:text-box>
                <text:p text:style-name="P2"><text:span text:style-name="T1">Tile_Map</text:span></text:p>
              </draw:text-box>
            </draw:frame>
          </draw:g>
          <draw:g draw:style-name="gr4">
            <draw:polygon draw:style-name="gr3" draw:text-style-name="P1" draw:layer="layout" svg:width="0cm" svg:height="0cm" svg:x="35.1cm" svg:y="38.84cm" svg:viewBox="0 0 0 0" draw:points="0,0">
              <text:p/>
            </draw:polygon>
          </draw:g>
          <draw:line draw:style-name="gr10" draw:text-style-name="P1" draw:layer="layout" svg:x1="34.65cm" svg:y1="41.395cm" svg:x2="41.15cm" svg:y2="41.395cm">
            <text:p/>
          </draw:line>
          <draw:g draw:style-name="gr4">
            <draw:polygon draw:style-name="gr3" draw:text-style-name="P1" draw:layer="layout" svg:width="0cm" svg:height="0cm" svg:x="34.8cm" svg:y="39.631cm" svg:viewBox="0 0 0 0" draw:points="0,0">
              <text:p/>
            </draw:polygon>
          </draw:g>
          <draw:g draw:style-name="gr4">
            <draw:polygon draw:style-name="gr3" draw:text-style-name="P1" draw:layer="layout" svg:width="0cm" svg:height="0cm" svg:x="34.8cm" svg:y="41.607cm" svg:viewBox="0 0 0 0" draw:points="0,0">
              <text:p/>
            </draw:polygon>
          </draw:g>
          <draw:g draw:style-name="gr4">
            <draw:polygon draw:style-name="gr3" draw:text-style-name="P1" draw:layer="layout" svg:width="0cm" svg:height="0cm" svg:x="34.8cm" svg:y="42.595cm" svg:viewBox="0 0 0 0" draw:points="0,0">
              <text:p/>
            </draw:polygon>
          </draw:g>
          <draw:g draw:style-name="gr4">
            <draw:polygon draw:style-name="gr3" draw:text-style-name="P1" draw:layer="layout" svg:width="0cm" svg:height="0cm" svg:x="34.8cm" svg:y="40.619cm" svg:viewBox="0 0 0 0" draw:points="0,0">
              <text:p/>
            </draw:polygon>
          </draw:g>
          <draw:frame draw:style-name="gr12" draw:text-style-name="P7" draw:layer="layout" svg:width="3.45cm" svg:height="0.988cm" svg:x="34.8cm" svg:y="38.957cm">
            <draw:text-box>
              <text:p text:style-name="P4"><text:span text:style-name="T5">xCoordinate</text:span></text:p>
            </draw:text-box>
          </draw:frame>
          <draw:frame draw:style-name="gr12" draw:text-style-name="P7" draw:layer="layout" svg:width="3.45cm" svg:height="0.988cm" svg:x="34.8cm" svg:y="41.445cm">
            <draw:text-box>
              <text:p text:style-name="P4"><text:span text:style-name="T5">tileID</text:span></text:p>
            </draw:text-box>
          </draw:frame>
          <draw:frame draw:style-name="gr12" draw:text-style-name="P7" draw:layer="layout" svg:width="3.45cm" svg:height="0.988cm" svg:x="34.8cm" svg:y="40.095cm">
            <draw:text-box>
              <text:p text:style-name="P4"><text:span text:style-name="T5">yCoordinate</text:span></text:p>
            </draw:text-box>
          </draw:frame>
          <draw:frame draw:style-name="gr12" draw:text-style-name="P7" draw:layer="layout" svg:width="3.45cm" svg:height="0.988cm" svg:x="34.8cm" svg:y="37.845cm">
            <draw:text-box>
              <text:p text:style-name="P4"><text:span text:style-name="T5">mapID</text:span></text:p>
            </draw:text-box>
          </draw:frame>
          <draw:g draw:style-name="gr4">
            <draw:path draw:style-name="gr16" draw:text-style-name="P6" draw:layer="layout" svg:width="0.296cm" svg:height="0.599cm" svg:x="34.905cm" svg:y="39.095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14" draw:text-style-name="P5" draw:layer="layout" svg:width="0.446cm" svg:height="0.843cm" svg:x="35.204cm" svg:y="38.973cm">
              <draw:text-box>
                <text:p text:style-name="P4"><text:span text:style-name="T3">PK</text:span></text:p>
              </draw:text-box>
            </draw:frame>
          </draw:g>
          <draw:g draw:style-name="gr4">
            <draw:path draw:style-name="gr16" draw:text-style-name="P6" draw:layer="layout" svg:width="0.296cm" svg:height="0.599cm" svg:x="34.9cm" svg:y="38.095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14" draw:text-style-name="P5" draw:layer="layout" svg:width="0.446cm" svg:height="0.843cm" svg:x="35.199cm" svg:y="37.973cm">
              <draw:text-box>
                <text:p text:style-name="P4"><text:span text:style-name="T3">PK</text:span></text:p>
                <text:p text:style-name="P4"><text:span text:style-name="T3">FK</text:span></text:p>
              </draw:text-box>
            </draw:frame>
          </draw:g>
          <draw:frame draw:style-name="gr12" draw:text-style-name="P7" draw:layer="layout" svg:width="3.45cm" svg:height="0.988cm" svg:x="37.7cm" svg:y="38.957cm">
            <draw:text-box>
              <text:p text:style-name="P4"><text:span text:style-name="T5">tinyint(3)</text:span></text:p>
            </draw:text-box>
          </draw:frame>
          <draw:frame draw:style-name="gr12" draw:text-style-name="P7" draw:layer="layout" svg:width="3.45cm" svg:height="0.988cm" svg:x="37.7cm" svg:y="41.445cm">
            <draw:text-box>
              <text:p text:style-name="P4"><text:span text:style-name="T5">integer(10)</text:span></text:p>
            </draw:text-box>
          </draw:frame>
          <draw:frame draw:style-name="gr12" draw:text-style-name="P7" draw:layer="layout" svg:width="3.45cm" svg:height="0.988cm" svg:x="37.7cm" svg:y="40.095cm">
            <draw:text-box>
              <text:p text:style-name="P4"><text:span text:style-name="T5">tinyint(3)</text:span></text:p>
            </draw:text-box>
          </draw:frame>
          <draw:frame draw:style-name="gr12" draw:text-style-name="P7" draw:layer="layout" svg:width="3.45cm" svg:height="0.988cm" svg:x="37.7cm" svg:y="37.845cm">
            <draw:text-box>
              <text:p text:style-name="P4"><text:span text:style-name="T5">integer(10)</text:span></text:p>
            </draw:text-box>
          </draw:frame>
          <draw:g draw:style-name="gr4">
            <draw:path draw:style-name="gr16" draw:text-style-name="P6" draw:layer="layout" svg:width="0.296cm" svg:height="0.599cm" svg:x="34.906cm" svg:y="40.496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14" draw:text-style-name="P5" draw:layer="layout" svg:width="0.446cm" svg:height="0.843cm" svg:x="35.205cm" svg:y="40.374cm">
              <draw:text-box>
                <text:p text:style-name="P4"><text:span text:style-name="T3">PK</text:span></text:p>
              </draw:text-box>
            </draw:frame>
          </draw:g>
          <draw:g draw:style-name="gr4">
            <draw:frame draw:style-name="gr14" draw:text-style-name="P5" draw:layer="layout" svg:width="0.446cm" svg:height="0.843cm" svg:x="35.206cm" svg:y="41.575cm">
              <draw:text-box>
                <text:p text:style-name="P4"><text:span text:style-name="T3">FK</text:span></text:p>
              </draw:text-box>
            </draw:frame>
          </draw:g>
        </draw:g>
        <draw:g draw:style-name="gr2">
          <draw:g draw:style-name="gr4">
            <draw:polygon draw:style-name="gr5" draw:text-style-name="P1" draw:layer="layout" svg:width="6.499cm" svg:height="0cm" svg:x="14.499cm" svg:y="39.017cm" svg:viewBox="0 0 6500 0" draw:points="0,0 6500,0">
              <text:p/>
            </draw:polygon>
            <draw:polygon draw:style-name="gr6" draw:text-style-name="P1" draw:layer="layout" svg:width="6.499cm" svg:height="0cm" svg:x="14.499cm" svg:y="39.017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5.882cm" svg:x="14.499cm" svg:y="39.017cm" svg:viewBox="0 0 6501 5883" draw:points="0,5883 6501,5883 6501,0 0,0">
              <text:p/>
            </draw:polygon>
            <draw:polygon draw:style-name="gr6" draw:text-style-name="P1" draw:layer="layout" svg:width="6.5cm" svg:height="5.882cm" svg:x="14.499cm" svg:y="39.017cm" svg:viewBox="0 0 6501 5883" draw:points="0,5883 6501,5883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14.499cm" svg:y="39.017cm" svg:viewBox="0 0 6501 1101" draw:points="0,1101 6501,1101 6501,0 0,0">
                <text:p/>
              </draw:polygon>
              <draw:polygon draw:style-name="gr6" draw:text-style-name="P1" draw:layer="layout" svg:width="6.5cm" svg:height="1.1cm" svg:x="14.499cm" svg:y="39.017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14.499cm" svg:y="39.017cm">
              <draw:text-box>
                <text:p text:style-name="P2"><text:span text:style-name="T1">Item_Map</text:span></text:p>
              </draw:text-box>
            </draw:frame>
          </draw:g>
          <draw:g draw:style-name="gr4">
            <draw:polygon draw:style-name="gr3" draw:text-style-name="P1" draw:layer="layout" svg:width="0cm" svg:height="0cm" svg:x="14.949cm" svg:y="41.107cm" svg:viewBox="0 0 0 0" draw:points="0,0">
              <text:p/>
            </draw:polygon>
          </draw:g>
          <draw:line draw:style-name="gr10" draw:text-style-name="P1" draw:layer="layout" svg:x1="14.499cm" svg:y1="43.462cm" svg:x2="20.999cm" svg:y2="43.462cm">
            <text:p/>
          </draw:line>
          <draw:g draw:style-name="gr4">
            <draw:polygon draw:style-name="gr3" draw:text-style-name="P1" draw:layer="layout" svg:width="0cm" svg:height="0cm" svg:x="14.649cm" svg:y="41.898cm" svg:viewBox="0 0 0 0" draw:points="0,0">
              <text:p/>
            </draw:polygon>
          </draw:g>
          <draw:frame draw:style-name="gr13" draw:text-style-name="P7" draw:layer="layout" svg:width="3.351cm" svg:height="1.407cm" svg:x="14.549cm" svg:y="40.915cm">
            <draw:text-box>
              <text:p text:style-name="P4"><text:span text:style-name="T5">xCoordinate</text:span></text:p>
            </draw:text-box>
          </draw:frame>
          <draw:g draw:style-name="gr4">
            <draw:polygon draw:style-name="gr3" draw:text-style-name="P1" draw:layer="layout" svg:width="0cm" svg:height="0cm" svg:x="14.649cm" svg:y="43.874cm" svg:viewBox="0 0 0 0" draw:points="0,0">
              <text:p/>
            </draw:polygon>
          </draw:g>
          <draw:frame draw:style-name="gr12" draw:text-style-name="P7" draw:layer="layout" svg:width="3.351cm" svg:height="0.988cm" svg:x="14.549cm" svg:y="43.512cm">
            <draw:text-box>
              <text:p text:style-name="P4"><text:span text:style-name="T5">itemID</text:span></text:p>
            </draw:text-box>
          </draw:frame>
          <draw:g draw:style-name="gr4">
            <draw:polygon draw:style-name="gr3" draw:text-style-name="P1" draw:layer="layout" svg:width="0cm" svg:height="0cm" svg:x="14.649cm" svg:y="44.862cm" svg:viewBox="0 0 0 0" draw:points="0,0">
              <text:p/>
            </draw:polygon>
          </draw:g>
          <draw:g draw:style-name="gr4">
            <draw:polygon draw:style-name="gr3" draw:text-style-name="P1" draw:layer="layout" svg:width="0cm" svg:height="0cm" svg:x="14.649cm" svg:y="42.886cm" svg:viewBox="0 0 0 0" draw:points="0,0">
              <text:p/>
            </draw:polygon>
          </draw:g>
          <draw:frame draw:style-name="gr12" draw:text-style-name="P7" draw:layer="layout" svg:width="3.351cm" svg:height="0.988cm" svg:x="14.549cm" svg:y="42.262cm">
            <draw:text-box>
              <text:p text:style-name="P4"><text:span text:style-name="T5">yCoordinate</text:span></text:p>
            </draw:text-box>
          </draw:frame>
          <draw:frame draw:style-name="gr12" draw:text-style-name="P7" draw:layer="layout" svg:width="3.351cm" svg:height="0.988cm" svg:x="14.549cm" svg:y="40.112cm">
            <draw:text-box>
              <text:p text:style-name="P4"><text:span text:style-name="T5">mapID</text:span></text:p>
            </draw:text-box>
          </draw:frame>
          <draw:g draw:style-name="gr4">
            <draw:path draw:style-name="gr16" draw:text-style-name="P6" draw:layer="layout" svg:width="0.296cm" svg:height="0.599cm" svg:x="14.754cm" svg:y="41.362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14" draw:text-style-name="P5" draw:layer="layout" svg:width="0.446cm" svg:height="0.843cm" svg:x="15.053cm" svg:y="41.24cm">
              <draw:text-box>
                <text:p text:style-name="P4"><text:span text:style-name="T3">PK</text:span></text:p>
              </draw:text-box>
            </draw:frame>
          </draw:g>
          <draw:g draw:style-name="gr4">
            <draw:path draw:style-name="gr16" draw:text-style-name="P6" draw:layer="layout" svg:width="0.296cm" svg:height="0.599cm" svg:x="14.749cm" svg:y="40.362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14" draw:text-style-name="P5" draw:layer="layout" svg:width="0.446cm" svg:height="0.843cm" svg:x="15.048cm" svg:y="40.24cm">
              <draw:text-box>
                <text:p text:style-name="P4"><text:span text:style-name="T3">PK</text:span></text:p>
                <text:p text:style-name="P4"><text:span text:style-name="T3">FK</text:span></text:p>
              </draw:text-box>
            </draw:frame>
          </draw:g>
          <draw:frame draw:style-name="gr13" draw:text-style-name="P7" draw:layer="layout" svg:width="3.351cm" svg:height="1.407cm" svg:x="17.25cm" svg:y="40.915cm">
            <draw:text-box>
              <text:p text:style-name="P4"><text:span text:style-name="T5">tinyint(3)</text:span></text:p>
            </draw:text-box>
          </draw:frame>
          <draw:frame draw:style-name="gr12" draw:text-style-name="P7" draw:layer="layout" svg:width="3.351cm" svg:height="0.988cm" svg:x="17.25cm" svg:y="43.512cm">
            <draw:text-box>
              <text:p text:style-name="P4"><text:span text:style-name="T5">integer(10)</text:span></text:p>
            </draw:text-box>
          </draw:frame>
          <draw:frame draw:style-name="gr12" draw:text-style-name="P7" draw:layer="layout" svg:width="3.351cm" svg:height="0.988cm" svg:x="17.25cm" svg:y="42.262cm">
            <draw:text-box>
              <text:p text:style-name="P4"><text:span text:style-name="T5">tinyint(3)</text:span></text:p>
            </draw:text-box>
          </draw:frame>
          <draw:frame draw:style-name="gr12" draw:text-style-name="P7" draw:layer="layout" svg:width="3.351cm" svg:height="0.988cm" svg:x="17.25cm" svg:y="40.112cm">
            <draw:text-box>
              <text:p text:style-name="P4"><text:span text:style-name="T5">integer(10)</text:span></text:p>
            </draw:text-box>
          </draw:frame>
          <draw:g draw:style-name="gr4">
            <draw:path draw:style-name="gr16" draw:text-style-name="P6" draw:layer="layout" svg:width="0.296cm" svg:height="0.599cm" svg:x="14.755cm" svg:y="42.463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14" draw:text-style-name="P5" draw:layer="layout" svg:width="0.446cm" svg:height="0.843cm" svg:x="15.054cm" svg:y="42.341cm">
              <draw:text-box>
                <text:p text:style-name="P4"><text:span text:style-name="T3">PK</text:span></text:p>
              </draw:text-box>
            </draw:frame>
          </draw:g>
          <draw:g draw:style-name="gr4">
            <draw:frame draw:style-name="gr14" draw:text-style-name="P5" draw:layer="layout" svg:width="0.446cm" svg:height="0.843cm" svg:x="15.055cm" svg:y="43.642cm">
              <draw:text-box>
                <text:p text:style-name="P4"><text:span text:style-name="T3">FK</text:span></text:p>
              </draw:text-box>
            </draw:frame>
          </draw:g>
        </draw:g>
        <draw:frame draw:style-name="gr17" draw:text-style-name="P12" draw:layer="layout" svg:width="50.73cm" svg:height="6.5cm" svg:x="0cm" svg:y="0cm">
          <draw:text-box>
            <text:p text:style-name="P11"><text:span text:style-name="T9">Scrap Salvager Game for DAT602</text:span></text:p>
            <text:p text:style-name="P11"/>
            <text:p text:style-name="P11"><text:span text:style-name="T10">By Johan Hobbs</text:span></text:p>
          </draw:text-box>
        </draw:frame>
        <draw:g draw:style-name="gr2">
          <draw:polygon draw:style-name="gr3" draw:text-style-name="P1" draw:layer="layout" svg:width="0cm" svg:height="0cm" svg:x="4.5cm" svg:y="50.063cm" svg:viewBox="0 0 0 0" draw:points="0,0">
            <text:p/>
          </draw:polygon>
          <draw:g draw:style-name="gr4">
            <draw:polygon draw:style-name="gr5" draw:text-style-name="P1" draw:layer="layout" svg:width="6.499cm" svg:height="0cm" svg:x="4.5cm" svg:y="46cm" svg:viewBox="0 0 6500 0" draw:points="0,0 6500,0">
              <text:p/>
            </draw:polygon>
            <draw:polygon draw:style-name="gr6" draw:text-style-name="P1" draw:layer="layout" svg:width="6.499cm" svg:height="0cm" svg:x="4.5cm" svg:y="46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4.064cm" svg:x="4.5cm" svg:y="46cm" svg:viewBox="0 0 6501 4065" draw:points="0,4065 6501,4065 6501,0 0,0">
              <text:p/>
            </draw:polygon>
            <draw:polygon draw:style-name="gr6" draw:text-style-name="P1" draw:layer="layout" svg:width="6.5cm" svg:height="4.064cm" svg:x="4.5cm" svg:y="46cm" svg:viewBox="0 0 6501 4065" draw:points="0,4065 6501,4065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4.5cm" svg:y="46cm" svg:viewBox="0 0 6501 1101" draw:points="0,1101 6501,1101 6501,0 0,0">
                <text:p/>
              </draw:polygon>
              <draw:polygon draw:style-name="gr6" draw:text-style-name="P1" draw:layer="layout" svg:width="6.5cm" svg:height="1.1cm" svg:x="4.5cm" svg:y="46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4.5cm" svg:y="46cm">
              <draw:text-box>
                <text:p text:style-name="P2"><text:span text:style-name="T1">Recipe</text:span></text:p>
              </draw:text-box>
            </draw:frame>
          </draw:g>
          <draw:g draw:style-name="gr4">
            <draw:polygon draw:style-name="gr6" draw:text-style-name="P1" draw:layer="layout" svg:width="0cm" svg:height="0cm" svg:x="4.95cm" svg:y="48.091cm" svg:viewBox="0 0 0 0" draw:points="0,0">
              <text:p/>
            </draw:polygon>
            <draw:frame draw:style-name="gr8" draw:text-style-name="P5" draw:layer="layout" svg:width="0.425cm" svg:height="0.423cm" svg:x="4.95cm" svg:y="47.597cm">
              <draw:text-box>
                <text:p text:style-name="P4"><text:span text:style-name="T2">FK</text:span></text:p>
              </draw:text-box>
            </draw:frame>
          </draw:g>
          <draw:g draw:style-name="gr4">
            <draw:path draw:style-name="gr9" draw:text-style-name="P6" draw:layer="layout" svg:width="0.296cm" svg:height="0.599cm" svg:x="4.651cm" svg:y="47.291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<text:p/>
            </draw:path>
            <draw:frame draw:style-name="gr8" draw:text-style-name="P5" draw:layer="layout" svg:width="0.446cm" svg:height="0.423cm" svg:x="4.95cm" svg:y="47.167cm">
              <draw:text-box>
                <text:p text:style-name="P4"><text:span text:style-name="T3">PK</text:span></text:p>
              </draw:text-box>
            </draw:frame>
          </draw:g>
          <draw:line draw:style-name="gr10" draw:text-style-name="P1" draw:layer="layout" svg:x1="4.5cm" svg:y1="48.088cm" svg:x2="11cm" svg:y2="48.088cm">
            <text:p/>
          </draw:line>
          <draw:g draw:style-name="gr2">
            <draw:g draw:style-name="gr4">
              <draw:path draw:style-name="gr9" draw:text-style-name="P6" draw:layer="layout" svg:width="0.296cm" svg:height="0.599cm" svg:x="4.651cm" svg:y="48.282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  <text:p/>
              </draw:path>
              <draw:polygon draw:style-name="gr11" draw:text-style-name="P6" draw:layer="layout" svg:width="0cm" svg:height="0cm" svg:x="4.65cm" svg:y="48.882cm" svg:viewBox="0 0 0 0" draw:points="0,0">
                <text:p/>
              </draw:polygon>
            </draw:g>
            <draw:frame draw:style-name="gr8" draw:text-style-name="P5" draw:layer="layout" svg:width="0.446cm" svg:height="0.423cm" svg:x="4.95cm" svg:y="48.158cm">
              <draw:text-box>
                <text:p text:style-name="P4"><text:span text:style-name="T3">PK</text:span></text:p>
              </draw:text-box>
            </draw:frame>
          </draw:g>
          <draw:frame draw:style-name="gr8" draw:text-style-name="P5" draw:layer="layout" svg:width="0.425cm" svg:height="0.423cm" svg:x="4.95cm" svg:y="48.582cm">
            <draw:text-box>
              <text:p text:style-name="P4"><text:span text:style-name="T4">FK</text:span></text:p>
            </draw:text-box>
          </draw:frame>
          <draw:g draw:style-name="gr4">
            <draw:polygon draw:style-name="gr3" draw:text-style-name="P1" draw:layer="layout" svg:width="0cm" svg:height="0cm" svg:x="4.65cm" svg:y="49.87cm" svg:viewBox="0 0 0 0" draw:points="0,0">
              <text:p/>
            </draw:polygon>
          </draw:g>
          <draw:g draw:style-name="gr4">
            <draw:frame draw:style-name="gr12" draw:text-style-name="P7" draw:layer="layout" svg:width="3.424cm" svg:height="0.988cm" svg:x="4.576cm" svg:y="47.1cm">
              <draw:text-box>
                <text:p text:style-name="P4"><text:span text:style-name="T5">itemCraftedID</text:span></text:p>
              </draw:text-box>
            </draw:frame>
            <draw:frame draw:style-name="gr12" draw:text-style-name="P7" draw:layer="layout" svg:width="3.424cm" svg:height="0.988cm" svg:x="4.576cm" svg:y="48.088cm">
              <draw:text-box>
                <text:p text:style-name="P4"><text:span text:style-name="T5">ingredientID</text:span></text:p>
              </draw:text-box>
            </draw:frame>
            <draw:frame draw:style-name="gr12" draw:text-style-name="P7" draw:layer="layout" svg:width="3.424cm" svg:height="0.988cm" svg:x="4.576cm" svg:y="49.076cm">
              <draw:text-box>
                <text:p text:style-name="P4"><text:span text:style-name="T5">quantity</text:span></text:p>
              </draw:text-box>
            </draw:frame>
          </draw:g>
          <draw:g draw:style-name="gr4">
            <draw:frame draw:style-name="gr12" draw:text-style-name="P7" draw:layer="layout" svg:width="3.424cm" svg:height="0.988cm" svg:x="7.576cm" svg:y="47.1cm">
              <draw:text-box>
                <text:p text:style-name="P4"><text:span text:style-name="T5">integer(10)</text:span></text:p>
              </draw:text-box>
            </draw:frame>
            <draw:frame draw:style-name="gr12" draw:text-style-name="P7" draw:layer="layout" svg:width="3.424cm" svg:height="0.988cm" svg:x="7.576cm" svg:y="48.088cm">
              <draw:text-box>
                <text:p text:style-name="P4"><text:span text:style-name="T5">integer(10)</text:span></text:p>
              </draw:text-box>
            </draw:frame>
            <draw:frame draw:style-name="gr12" draw:text-style-name="P9" draw:layer="layout" svg:width="3.424cm" svg:height="0.988cm" svg:x="7.576cm" svg:y="49.076cm">
              <draw:text-box>
                <text:p text:style-name="P4"><text:span text:style-name="T5">t</text:span><text:span text:style-name="T7">inyint(3)</text:span></text:p>
              </draw:text-box>
            </draw:frame>
          </draw:g>
        </draw:g>
        <draw:polyline draw:style-name="gr1" draw:text-style-name="P1" draw:layer="layout" svg:width="7.549cm" svg:height="2.249cm" draw:transform="rotate (1.5707963267949) translate (2.25cm 48.55cm)" svg:viewBox="0 0 7550 2250" draw:points="0,2250 50,0 7550,0 7550,2250">
          <text:p/>
        </draw:polyline>
        <draw:polyline draw:style-name="gr18" draw:text-style-name="P1" draw:layer="layout" svg:width="1.249cm" svg:height="5.499cm" svg:x="3.25cm" svg:y="42cm" svg:viewBox="0 0 1250 5500" draw:points="1250,5500 0,5500 0,0 1250,0">
          <text:p/>
        </draw:polyline>
        <draw:g draw:style-name="gr2">
          <draw:polygon draw:style-name="gr3" draw:text-style-name="P1" draw:layer="layout" svg:width="0cm" svg:height="0cm" svg:x="4.65cm" svg:y="26.397cm" svg:viewBox="0 0 0 0" draw:points="0,0">
            <text:p/>
          </draw:polygon>
          <draw:g draw:style-name="gr4">
            <draw:polygon draw:style-name="gr5" draw:text-style-name="P1" draw:layer="layout" svg:width="6.498cm" svg:height="0cm" svg:x="4.65cm" svg:y="18.282cm" svg:viewBox="0 0 6499 0" draw:points="0,0 6499,0">
              <text:p/>
            </draw:polygon>
            <draw:polygon draw:style-name="gr6" draw:text-style-name="P1" draw:layer="layout" svg:width="6.498cm" svg:height="0cm" svg:x="4.65cm" svg:y="18.282cm" svg:viewBox="0 0 6499 0" draw:points="0,0 6499,0">
              <text:p/>
            </draw:polygon>
          </draw:g>
          <draw:g draw:style-name="gr4">
            <draw:polygon draw:style-name="gr5" draw:text-style-name="P1" draw:layer="layout" svg:width="6.5cm" svg:height="9.467cm" svg:x="4.65cm" svg:y="18.282cm" svg:viewBox="0 0 6501 9468" draw:points="0,9468 6501,9468 6501,0 0,0">
              <text:p/>
            </draw:polygon>
            <draw:polygon draw:style-name="gr6" draw:text-style-name="P1" draw:layer="layout" svg:width="6.5cm" svg:height="9.467cm" svg:x="4.65cm" svg:y="18.282cm" svg:viewBox="0 0 6501 9468" draw:points="0,9468 6501,9468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4.65cm" svg:y="18.282cm" svg:viewBox="0 0 6501 1101" draw:points="0,1101 6501,1101 6501,0 0,0">
                <text:p/>
              </draw:polygon>
              <draw:polygon draw:style-name="gr6" draw:text-style-name="P1" draw:layer="layout" svg:width="6.5cm" svg:height="1.1cm" svg:x="4.65cm" svg:y="18.282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4.65cm" svg:y="18.282cm">
              <draw:text-box>
                <text:p text:style-name="P2"><text:span text:style-name="T1">Character</text:span></text:p>
              </draw:text-box>
            </draw:frame>
          </draw:g>
          <draw:g draw:style-name="gr4">
            <draw:polygon draw:style-name="gr3" draw:text-style-name="P1" draw:layer="layout" svg:width="0cm" svg:height="0cm" svg:x="5.1cm" svg:y="20.372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4.802cm" svg:y="19.573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<text:p/>
            </draw:path>
            <draw:frame draw:style-name="gr8" draw:text-style-name="P5" draw:layer="layout" svg:width="0.446cm" svg:height="0.423cm" svg:x="5.1cm" svg:y="19.661cm">
              <draw:text-box>
                <text:p text:style-name="P4"><text:span text:style-name="T3">PK</text:span></text:p>
              </draw:text-box>
            </draw:frame>
          </draw:g>
          <draw:line draw:style-name="gr10" draw:text-style-name="P1" draw:layer="layout" svg:x1="4.65cm" svg:y1="20.369cm" svg:x2="11.15cm" svg:y2="20.369cm">
            <text:p/>
          </draw:line>
          <draw:g draw:style-name="gr4">
            <draw:polygon draw:style-name="gr3" draw:text-style-name="P1" draw:layer="layout" svg:width="0cm" svg:height="0cm" svg:x="4.8cm" svg:y="21.163cm" svg:viewBox="0 0 0 0" draw:points="0,0">
              <text:p/>
            </draw:polygon>
          </draw:g>
          <draw:g draw:style-name="gr2">
            <draw:g draw:style-name="gr4">
              <draw:path draw:style-name="gr5" draw:text-style-name="P1" draw:layer="layout" svg:width="0.296cm" svg:height="0.599cm" svg:x="4.802cm" svg:y="21.551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  <text:p/>
              </draw:path>
              <draw:polygon draw:style-name="gr6" draw:text-style-name="P1" draw:layer="layout" svg:width="0cm" svg:height="0cm" svg:x="4.8cm" svg:y="22.152cm" svg:viewBox="0 0 0 0" draw:points="0,0">
                <text:p/>
              </draw:polygon>
            </draw:g>
          </draw:g>
          <draw:g draw:style-name="gr4">
            <draw:polygon draw:style-name="gr3" draw:text-style-name="P1" draw:layer="layout" svg:width="0cm" svg:height="0cm" svg:x="4.8cm" svg:y="22.039cm" svg:viewBox="0 0 0 0" draw:points="0,0">
              <text:p/>
            </draw:polygon>
          </draw:g>
          <draw:g draw:style-name="gr4">
            <draw:polygon draw:style-name="gr3" draw:text-style-name="P1" draw:layer="layout" svg:width="0cm" svg:height="0cm" svg:x="4.8cm" svg:y="25.215cm" svg:viewBox="0 0 0 0" draw:points="0,0">
              <text:p/>
            </draw:polygon>
          </draw:g>
          <draw:g draw:style-name="gr4">
            <draw:polygon draw:style-name="gr3" draw:text-style-name="P1" draw:layer="layout" svg:width="0cm" svg:height="0cm" svg:x="4.8cm" svg:y="26.203cm" svg:viewBox="0 0 0 0" draw:points="0,0">
              <text:p/>
            </draw:polygon>
          </draw:g>
          <draw:g draw:style-name="gr2">
            <draw:g draw:style-name="gr4">
              <draw:path draw:style-name="gr5" draw:text-style-name="P1" draw:layer="layout" svg:width="0.296cm" svg:height="0.599cm" svg:x="4.802cm" svg:y="23.627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  <text:p/>
              </draw:path>
              <draw:polygon draw:style-name="gr6" draw:text-style-name="P1" draw:layer="layout" svg:width="0cm" svg:height="0cm" svg:x="4.8cm" svg:y="24.227cm" svg:viewBox="0 0 0 0" draw:points="0,0">
                <text:p/>
              </draw:polygon>
            </draw:g>
          </draw:g>
          <draw:frame draw:style-name="gr8" draw:text-style-name="P5" draw:layer="layout" svg:width="0.425cm" svg:height="0.423cm" svg:x="5.121cm" svg:y="21.628cm">
            <draw:text-box>
              <text:p text:style-name="P4"><text:span text:style-name="T4">FK</text:span></text:p>
            </draw:text-box>
          </draw:frame>
          <draw:g draw:style-name="gr4">
            <draw:frame draw:style-name="gr12" draw:text-style-name="P7" draw:layer="layout" svg:width="3.099cm" svg:height="0.988cm" svg:x="4.751cm" svg:y="19.382cm">
              <draw:text-box>
                <text:p text:style-name="P4"><text:span text:style-name="T5">characterID</text:span></text:p>
              </draw:text-box>
            </draw:frame>
            <draw:frame draw:style-name="gr12" draw:text-style-name="P7" draw:layer="layout" svg:width="3.099cm" svg:height="0.988cm" svg:x="4.751cm" svg:y="20.369cm">
              <draw:text-box>
                <text:p text:style-name="P4"><text:span text:style-name="T5">name</text:span></text:p>
              </draw:text-box>
            </draw:frame>
            <draw:frame draw:style-name="gr12" draw:text-style-name="P7" draw:layer="layout" svg:width="3.099cm" svg:height="0.988cm" svg:x="4.751cm" svg:y="23.545cm">
              <draw:text-box>
                <text:p text:style-name="P4"><text:span text:style-name="T5">currency</text:span></text:p>
              </draw:text-box>
            </draw:frame>
            <draw:frame draw:style-name="gr12" draw:text-style-name="P7" draw:layer="layout" svg:width="3.099cm" svg:height="0.988cm" svg:x="4.751cm" svg:y="24.421cm">
              <draw:text-box>
                <text:p text:style-name="P4"><text:span text:style-name="T5">xPosition</text:span></text:p>
              </draw:text-box>
            </draw:frame>
            <draw:frame draw:style-name="gr12" draw:text-style-name="P7" draw:layer="layout" svg:width="3.099cm" svg:height="0.988cm" svg:x="4.751cm" svg:y="25.409cm">
              <draw:text-box>
                <text:p text:style-name="P4"><text:span text:style-name="T5">yPosition</text:span></text:p>
              </draw:text-box>
            </draw:frame>
            <draw:frame draw:style-name="gr12" draw:text-style-name="P7" draw:layer="layout" svg:width="3.099cm" svg:height="0.988cm" svg:x="4.751cm" svg:y="21.345cm">
              <draw:text-box>
                <text:p text:style-name="P4"><text:span text:style-name="T5">mapID</text:span></text:p>
              </draw:text-box>
            </draw:frame>
            <draw:frame draw:style-name="gr12" draw:text-style-name="P7" draw:layer="layout" svg:width="3.099cm" svg:height="0.988cm" svg:x="4.751cm" svg:y="26.509cm">
              <draw:text-box>
                <text:p text:style-name="P4"><text:span text:style-name="T5">sprite</text:span></text:p>
              </draw:text-box>
            </draw:frame>
            <draw:frame draw:style-name="gr12" draw:text-style-name="P7" draw:layer="layout" svg:width="3.099cm" svg:height="0.988cm" svg:x="4.75cm" svg:y="22.512cm">
              <draw:text-box>
                <text:p text:style-name="P4"><text:span text:style-name="T5">status</text:span></text:p>
              </draw:text-box>
            </draw:frame>
          </draw:g>
          <draw:frame draw:style-name="gr12" draw:text-style-name="P7" draw:layer="layout" svg:width="3.099cm" svg:height="0.988cm" svg:x="7.251cm" svg:y="19.383cm">
            <draw:text-box>
              <text:p text:style-name="P4"><text:span text:style-name="T5">integer(10)</text:span></text:p>
            </draw:text-box>
          </draw:frame>
          <draw:frame draw:style-name="gr12" draw:text-style-name="P7" draw:layer="layout" svg:width="3.099cm" svg:height="0.988cm" svg:x="7.251cm" svg:y="20.37cm">
            <draw:text-box>
              <text:p text:style-name="P4"><text:span text:style-name="T5">varchar(30)</text:span></text:p>
            </draw:text-box>
          </draw:frame>
          <draw:frame draw:style-name="gr12" draw:text-style-name="P7" draw:layer="layout" svg:width="3.099cm" svg:height="0.988cm" svg:x="7.251cm" svg:y="23.546cm">
            <draw:text-box>
              <text:p text:style-name="P4"><text:span text:style-name="T5">integer(10)</text:span></text:p>
            </draw:text-box>
          </draw:frame>
          <draw:frame draw:style-name="gr12" draw:text-style-name="P7" draw:layer="layout" svg:width="3.099cm" svg:height="0.988cm" svg:x="7.251cm" svg:y="24.422cm">
            <draw:text-box>
              <text:p text:style-name="P4"><text:span text:style-name="T5">tinyint(3)</text:span></text:p>
            </draw:text-box>
          </draw:frame>
          <draw:frame draw:style-name="gr12" draw:text-style-name="P7" draw:layer="layout" svg:width="3.099cm" svg:height="0.988cm" svg:x="7.251cm" svg:y="25.41cm">
            <draw:text-box>
              <text:p text:style-name="P4"><text:span text:style-name="T5">tinyint(3)</text:span></text:p>
            </draw:text-box>
          </draw:frame>
          <draw:frame draw:style-name="gr12" draw:text-style-name="P7" draw:layer="layout" svg:width="3.099cm" svg:height="0.988cm" svg:x="7.251cm" svg:y="21.346cm">
            <draw:text-box>
              <text:p text:style-name="P4"><text:span text:style-name="T5">integer(10)</text:span></text:p>
            </draw:text-box>
          </draw:frame>
          <draw:frame draw:style-name="gr12" draw:text-style-name="P7" draw:layer="layout" svg:width="3.099cm" svg:height="0.988cm" svg:x="7.251cm" svg:y="26.51cm">
            <draw:text-box>
              <text:p text:style-name="P4"><text:span text:style-name="T5">varchar(28)</text:span></text:p>
            </draw:text-box>
          </draw:frame>
          <draw:frame draw:style-name="gr12" draw:text-style-name="P7" draw:layer="layout" svg:width="3.099cm" svg:height="0.988cm" svg:x="7.25cm" svg:y="22.513cm">
            <draw:text-box>
              <text:p text:style-name="P4"><text:span text:style-name="T5">boolean</text:span></text:p>
            </draw:text-box>
          </draw:frame>
        </draw:g>
        <draw:polyline draw:style-name="gr18" draw:text-style-name="P1" draw:layer="layout" svg:width="2.099cm" svg:height="0cm" svg:x="11.15cm" svg:y="19.5cm" svg:viewBox="0 0 2100 0" draw:points="2100,0 0,0 1,0">
          <text:p/>
        </draw:polyline>
        <draw:g draw:style-name="gr2">
          <draw:g draw:style-name="gr4">
            <draw:polygon draw:style-name="gr5" draw:text-style-name="P1" draw:layer="layout" svg:width="6.499cm" svg:height="0cm" svg:x="13.25cm" svg:y="20.8cm" svg:viewBox="0 0 6500 0" draw:points="0,0 6500,0">
              <text:p/>
            </draw:polygon>
            <draw:polygon draw:style-name="gr6" draw:text-style-name="P1" draw:layer="layout" svg:width="6.499cm" svg:height="0cm" svg:x="13.25cm" svg:y="20.8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4.249cm" svg:x="13.25cm" svg:y="20.8cm" svg:viewBox="0 0 6501 4250" draw:points="0,4250 6501,4250 6501,0 0,0">
              <text:p/>
            </draw:polygon>
            <draw:polygon draw:style-name="gr6" draw:text-style-name="P1" draw:layer="layout" svg:width="6.5cm" svg:height="4.249cm" svg:x="13.25cm" svg:y="20.8cm" svg:viewBox="0 0 6501 4250" draw:points="0,4250 6501,4250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13.25cm" svg:y="20.8cm" svg:viewBox="0 0 6501 1101" draw:points="0,1101 6501,1101 6501,0 0,0">
                <text:p/>
              </draw:polygon>
              <draw:polygon draw:style-name="gr6" draw:text-style-name="P1" draw:layer="layout" svg:width="6.5cm" svg:height="1.1cm" svg:x="13.25cm" svg:y="20.8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13.25cm" svg:y="20.8cm">
              <draw:text-box>
                <text:p text:style-name="P2"><text:span text:style-name="T1">NPC</text:span></text:p>
              </draw:text-box>
            </draw:frame>
          </draw:g>
          <draw:g draw:style-name="gr4">
            <draw:polygon draw:style-name="gr3" draw:text-style-name="P1" draw:layer="layout" svg:width="0cm" svg:height="0cm" svg:x="13.7cm" svg:y="22.891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13.402cm" svg:y="22.091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14" draw:text-style-name="P5" draw:layer="layout" svg:width="0.446cm" svg:height="0.843cm" svg:x="13.7cm" svg:y="21.969cm">
              <draw:text-box>
                <text:p text:style-name="P4"><text:span text:style-name="T3">PK</text:span></text:p>
                <text:p text:style-name="P4"><text:span text:style-name="T3">FK</text:span></text:p>
              </draw:text-box>
            </draw:frame>
          </draw:g>
          <draw:line draw:style-name="gr10" draw:text-style-name="P1" draw:layer="layout" svg:x1="13.25cm" svg:y1="22.888cm" svg:x2="19.75cm" svg:y2="22.888cm">
            <text:p/>
          </draw:line>
          <draw:g draw:style-name="gr4">
            <draw:polygon draw:style-name="gr3" draw:text-style-name="P1" draw:layer="layout" svg:width="0cm" svg:height="0cm" svg:x="13.4cm" svg:y="23.682cm" svg:viewBox="0 0 0 0" draw:points="0,0">
              <text:p/>
            </draw:polygon>
          </draw:g>
          <draw:g draw:style-name="gr4">
            <draw:polygon draw:style-name="gr3" draw:text-style-name="P1" draw:layer="layout" svg:width="0cm" svg:height="0cm" svg:x="13.4cm" svg:y="24.67cm" svg:viewBox="0 0 0 0" draw:points="0,0">
              <text:p/>
            </draw:polygon>
          </draw:g>
          <draw:frame draw:style-name="gr12" draw:text-style-name="P7" draw:layer="layout" svg:width="3.224cm" svg:height="0.988cm" svg:x="13.276cm" svg:y="21.9cm">
            <draw:text-box>
              <text:p text:style-name="P4"><text:span text:style-name="T5">characterID</text:span></text:p>
            </draw:text-box>
          </draw:frame>
          <draw:frame draw:style-name="gr12" draw:text-style-name="P7" draw:layer="layout" svg:width="3.224cm" svg:height="0.988cm" svg:x="13.276cm" svg:y="22.876cm">
            <draw:text-box>
              <text:p text:style-name="P4"><text:span text:style-name="T5">behaviourID</text:span></text:p>
            </draw:text-box>
          </draw:frame>
          <draw:frame draw:style-name="gr12" draw:text-style-name="P10" draw:layer="layout" svg:width="3.224cm" svg:height="0.988cm" svg:x="13.276cm" svg:y="23.927cm">
            <draw:text-box>
              <text:p text:style-name="P4"><text:span text:style-name="T8">portrait</text:span></text:p>
            </draw:text-box>
          </draw:frame>
          <draw:frame draw:style-name="gr12" draw:text-style-name="P7" draw:layer="layout" svg:width="3.324cm" svg:height="0.988cm" svg:x="15.676cm" svg:y="21.901cm">
            <draw:text-box>
              <text:p text:style-name="P4"><text:span text:style-name="T5">integer(10)</text:span></text:p>
            </draw:text-box>
          </draw:frame>
          <draw:frame draw:style-name="gr19" draw:text-style-name="P7" draw:layer="layout" svg:width="3.324cm" svg:height="0.986cm" svg:x="15.676cm" svg:y="22.895cm">
            <draw:text-box>
              <text:p text:style-name="P4"><text:span text:style-name="T5">integer(10)</text:span></text:p>
            </draw:text-box>
          </draw:frame>
          <draw:frame draw:style-name="gr20" draw:text-style-name="P10" draw:layer="layout" svg:width="3.324cm" svg:height="1cm" svg:x="15.676cm" svg:y="23.927cm">
            <draw:text-box>
              <text:p text:style-name="P4"><text:span text:style-name="T11">varc</text:span><text:span text:style-name="T8">har(28)</text:span></text:p>
            </draw:text-box>
          </draw:frame>
          <draw:g draw:style-name="gr4">
            <draw:frame draw:style-name="gr14" draw:text-style-name="P5" draw:layer="layout" svg:width="0.446cm" svg:height="0.843cm" svg:x="13.7cm" svg:y="22.97cm">
              <draw:text-box>
                <text:p text:style-name="P4"><text:span text:style-name="T3">FK</text:span></text:p>
              </draw:text-box>
            </draw:frame>
          </draw:g>
          <draw:custom-shape draw:name="Simple 3" draw:style-name="gr21" draw:text-style-name="P14" draw:layer="layout" svg:width="0.523cm" svg:height="0.5cm" svg:x="18.8cm" svg:y="24.15cm">
            <text:p text:style-name="P13"><text:span text:style-name="T12">N</text:span></text:p>
  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polyline draw:style-name="gr18" draw:text-style-name="P1" draw:layer="layout" svg:width="2.099cm" svg:height="0cm" svg:x="11.15cm" svg:y="24.4cm" svg:viewBox="0 0 2100 0" draw:points="2100,0 0,0 1,0">
          <text:p/>
        </draw:polyline>
        <draw:polyline draw:style-name="gr1" draw:text-style-name="P1" draw:layer="layout" svg:width="3.499cm" svg:height="0cm" svg:x="11cm" svg:y="41.167cm" svg:viewBox="0 0 3500 0" draw:points="3500,0 2132,0 2132,0 0,0">
          <text:p/>
        </draw:polyline>
        <draw:line draw:style-name="gr1" draw:text-style-name="P1" draw:layer="layout" svg:x1="7.75cm" svg:y1="30cm" svg:x2="7.75cm" svg:y2="27.75cm">
          <text:p/>
        </draw:line>
        <draw:line draw:style-name="gr1" draw:text-style-name="P1" draw:layer="layout" svg:x1="28.25cm" svg:y1="43.75cm" svg:x2="28.25cm" svg:y2="46cm">
          <text:p/>
        </draw:line>
        <draw:line draw:style-name="gr1" draw:text-style-name="P1" draw:layer="layout" svg:x1="41.15cm" svg:y1="38.25cm" svg:x2="43.75cm" svg:y2="38.25cm">
          <text:p/>
        </draw:line>
        <draw:polyline draw:style-name="gr1" draw:text-style-name="P1" draw:layer="layout" svg:width="16.118cm" svg:height="5.947cm" draw:transform="rotate (0.415039296124252) translate (31.4997696743158cm 48.2494772876739cm)" svg:viewBox="0 0 16119 5948" draw:points="0,1 13498,5948 16119,0">
          <text:p/>
        </draw:polyline>
        <draw:line draw:style-name="gr1" draw:text-style-name="P1" draw:layer="layout" svg:x1="21cm" svg:y1="40.75cm" svg:x2="24.25cm" svg:y2="40.75cm">
          <text:p/>
        </draw:line>
        <draw:polyline draw:style-name="gr1" draw:text-style-name="P1" draw:layer="layout" svg:width="1.999cm" svg:height="0cm" svg:x="19.75cm" svg:y="24.5cm" svg:viewBox="0 0 2000 0" draw:points="2000,0 1218,0 1218,0 0,0">
          <text:p/>
        </draw:polyline>
        <draw:g draw:style-name="gr2">
          <draw:g draw:style-name="gr4">
            <draw:polygon draw:style-name="gr5" draw:text-style-name="P1" draw:layer="layout" svg:width="7.247cm" svg:height="0cm" svg:x="33cm" svg:y="12.082cm" svg:viewBox="0 0 7248 0" draw:points="0,0 7248,0">
              <text:p/>
            </draw:polygon>
            <draw:polygon draw:style-name="gr6" draw:text-style-name="P1" draw:layer="layout" svg:width="7.247cm" svg:height="0cm" svg:x="33cm" svg:y="12.082cm" svg:viewBox="0 0 7248 0" draw:points="0,0 7248,0">
              <text:p/>
            </draw:polygon>
          </draw:g>
          <draw:g draw:style-name="gr4">
            <draw:polygon draw:style-name="gr5" draw:text-style-name="P1" draw:layer="layout" svg:width="7.249cm" svg:height="2.217cm" svg:x="33cm" svg:y="12.082cm" svg:viewBox="0 0 7250 2218" draw:points="0,2218 7250,2218 7250,0 0,0">
              <text:p/>
            </draw:polygon>
            <draw:polygon draw:style-name="gr6" draw:text-style-name="P1" draw:layer="layout" svg:width="7.249cm" svg:height="2.217cm" svg:x="33cm" svg:y="12.082cm" svg:viewBox="0 0 7250 2218" draw:points="0,2218 7250,2218 7250,0 0,0">
              <text:p/>
            </draw:polygon>
          </draw:g>
          <draw:g draw:style-name="gr2">
            <draw:g draw:style-name="gr4">
              <draw:polygon draw:style-name="gr5" draw:text-style-name="P1" draw:layer="layout" svg:width="7.249cm" svg:height="1.1cm" svg:x="33cm" svg:y="12.082cm" svg:viewBox="0 0 7250 1101" draw:points="0,1101 7250,1101 7250,0 0,0">
                <text:p/>
              </draw:polygon>
              <draw:polygon draw:style-name="gr6" draw:text-style-name="P1" draw:layer="layout" svg:width="7.249cm" svg:height="1.1cm" svg:x="33cm" svg:y="12.082cm" svg:viewBox="0 0 7250 1101" draw:points="0,1101 7250,1101 7250,0 0,0">
                <text:p/>
              </draw:polygon>
            </draw:g>
            <draw:frame draw:style-name="gr7" draw:text-style-name="P3" draw:layer="layout" svg:width="7.249cm" svg:height="1.1cm" svg:x="33cm" svg:y="12.082cm">
              <draw:text-box>
                <text:p text:style-name="P2"><text:span text:style-name="T1">Chat</text:span></text:p>
              </draw:text-box>
            </draw:frame>
          </draw:g>
          <draw:g draw:style-name="gr4">
            <draw:polygon draw:style-name="gr3" draw:text-style-name="P1" draw:layer="layout" svg:width="0cm" svg:height="0cm" svg:x="33.502cm" svg:y="14.272cm" svg:viewBox="0 0 0 0" draw:points="0,0">
              <text:p/>
            </draw:polygon>
          </draw:g>
          <draw:g draw:style-name="gr4">
            <draw:path draw:style-name="gr9" draw:text-style-name="P6" draw:layer="layout" svg:width="0.33cm" svg:height="0.599cm" svg:x="33.17cm" svg:y="13.373cm" svg:viewBox="0 0 331 600" svg:d="M65 511l100 89 77-67v-222h50l-25-46c16-11 31-26 42-43 14-23 22-48 22-74s-8-52-22-74c-15-23-36-42-60-55-26-13-54-19-84-19-29 0-57 6-82 19s-46 32-61 55c-14 22-22 48-22 74s8 51 22 74c11 17 26 32 43 43l-25 46h50v22l-38 44 63 45v22l-50 44z">
              <text:p/>
            </draw:path>
            <draw:frame draw:style-name="gr8" draw:text-style-name="P5" draw:layer="layout" svg:width="0.497cm" svg:height="0.423cm" svg:x="33.502cm" svg:y="13.461cm">
              <draw:text-box>
                <text:p text:style-name="P4"><text:span text:style-name="T3">PK</text:span></text:p>
              </draw:text-box>
            </draw:frame>
          </draw:g>
          <draw:line draw:style-name="gr10" draw:text-style-name="P1" draw:layer="layout" svg:x1="33cm" svg:y1="14.269cm" svg:x2="40.249cm" svg:y2="14.269cm">
            <text:p/>
          </draw:line>
          <draw:g draw:style-name="gr4">
            <draw:polygon draw:style-name="gr3" draw:text-style-name="P1" draw:layer="layout" svg:width="0cm" svg:height="0cm" svg:x="33.167cm" svg:y="14.163cm" svg:viewBox="0 0 0 0" draw:points="0,0">
              <text:p/>
            </draw:polygon>
          </draw:g>
          <draw:g draw:style-name="gr2">
            <draw:g draw:style-name="gr4">
              <draw:path draw:style-name="gr5" draw:text-style-name="P1" draw:layer="layout" svg:width="0.33cm" svg:height="0.599cm" svg:x="33.17cm" svg:y="14.551cm" svg:viewBox="0 0 331 600" svg:d="M65 511l100 89 77-67v-222h50l-25-46c16-11 31-26 42-43 14-23 22-48 22-74s-8-52-22-74c-15-23-36-42-60-55-26-13-54-19-84-19-29 0-57 6-82 19s-46 32-61 55c-14 22-22 48-22 74s8 51 22 74c11 17 26 32 43 43l-25 46h50v22l-38 44 63 45v22l-50 44z">
                <text:p/>
              </draw:path>
              <draw:polygon draw:style-name="gr6" draw:text-style-name="P1" draw:layer="layout" svg:width="0cm" svg:height="0cm" svg:x="33.167cm" svg:y="15.152cm" svg:viewBox="0 0 0 0" draw:points="0,0">
                <text:p/>
              </draw:polygon>
            </draw:g>
          </draw:g>
          <draw:g draw:style-name="gr4">
            <draw:polygon draw:style-name="gr3" draw:text-style-name="P1" draw:layer="layout" svg:width="0cm" svg:height="0cm" svg:x="33.167cm" svg:y="15.039cm" svg:viewBox="0 0 0 0" draw:points="0,0">
              <text:p/>
            </draw:polygon>
          </draw:g>
          <draw:frame draw:style-name="gr12" draw:text-style-name="P7" draw:layer="layout" svg:width="3.633cm" svg:height="0.988cm" svg:x="33.117cm" svg:y="13.182cm">
            <draw:text-box>
              <text:p text:style-name="P4"><text:span text:style-name="T5">chatID</text:span></text:p>
            </draw:text-box>
          </draw:frame>
          <draw:frame draw:style-name="gr12" draw:text-style-name="P7" draw:layer="layout" svg:width="3.633cm" svg:height="0.988cm" svg:x="36.418cm" svg:y="13.183cm">
            <draw:text-box>
              <text:p text:style-name="P4"><text:span text:style-name="T5">integer(10)</text:span></text:p>
            </draw:text-box>
          </draw:frame>
        </draw:g>
        <draw:g draw:style-name="gr2">
          <draw:g draw:style-name="gr4">
            <draw:polygon draw:style-name="gr5" draw:text-style-name="P1" draw:layer="layout" svg:width="7.059cm" svg:height="0cm" svg:x="23.199cm" svg:y="10.782cm" svg:viewBox="0 0 7060 0" draw:points="0,0 7060,0">
              <text:p/>
            </draw:polygon>
            <draw:polygon draw:style-name="gr6" draw:text-style-name="P1" draw:layer="layout" svg:width="7.059cm" svg:height="0cm" svg:x="23.199cm" svg:y="10.782cm" svg:viewBox="0 0 7060 0" draw:points="0,0 7060,0">
              <text:p/>
            </draw:polygon>
          </draw:g>
          <draw:g draw:style-name="gr4">
            <draw:polygon draw:style-name="gr5" draw:text-style-name="P1" draw:layer="layout" svg:width="7.061cm" svg:height="6.717cm" svg:x="23.199cm" svg:y="10.782cm" svg:viewBox="0 0 7062 6718" draw:points="0,6718 7062,6718 7062,0 0,0">
              <text:p/>
            </draw:polygon>
            <draw:polygon draw:style-name="gr6" draw:text-style-name="P1" draw:layer="layout" svg:width="7.061cm" svg:height="6.717cm" svg:x="23.199cm" svg:y="10.782cm" svg:viewBox="0 0 7062 6718" draw:points="0,6718 7062,6718 7062,0 0,0">
              <text:p/>
            </draw:polygon>
          </draw:g>
          <draw:g draw:style-name="gr2">
            <draw:g draw:style-name="gr4">
              <draw:polygon draw:style-name="gr5" draw:text-style-name="P1" draw:layer="layout" svg:width="7.061cm" svg:height="1.1cm" svg:x="23.199cm" svg:y="10.782cm" svg:viewBox="0 0 7062 1101" draw:points="0,1101 7062,1101 7062,0 0,0">
                <text:p/>
              </draw:polygon>
              <draw:polygon draw:style-name="gr6" draw:text-style-name="P1" draw:layer="layout" svg:width="7.061cm" svg:height="1.1cm" svg:x="23.199cm" svg:y="10.782cm" svg:viewBox="0 0 7062 1101" draw:points="0,1101 7062,1101 7062,0 0,0">
                <text:p/>
              </draw:polygon>
            </draw:g>
            <draw:frame draw:style-name="gr7" draw:text-style-name="P3" draw:layer="layout" svg:width="7.061cm" svg:height="1.1cm" svg:x="23.199cm" svg:y="10.782cm">
              <draw:text-box>
                <text:p text:style-name="P2"><text:span text:style-name="T1">Message</text:span></text:p>
              </draw:text-box>
            </draw:frame>
          </draw:g>
          <draw:g draw:style-name="gr4">
            <draw:polygon draw:style-name="gr3" draw:text-style-name="P1" draw:layer="layout" svg:width="0cm" svg:height="0cm" svg:x="23.688cm" svg:y="12.872cm" svg:viewBox="0 0 0 0" draw:points="0,0">
              <text:p/>
            </draw:polygon>
          </draw:g>
          <draw:g draw:style-name="gr4">
            <draw:path draw:style-name="gr9" draw:text-style-name="P6" draw:layer="layout" svg:width="0.322cm" svg:height="0.599cm" svg:x="23.364cm" svg:y="12.073cm" svg:viewBox="0 0 323 600" svg:d="M63 511l98 89 75-67v-222h49l-25-46c16-11 30-26 41-43 14-23 22-48 22-74s-8-52-22-74c-14-23-35-42-59-55-25-13-52-19-81-19-28 0-56 6-81 19-24 13-44 32-58 55-14 22-22 48-22 74s8 51 22 74c11 17 25 32 41 43l-24 46h49v22l-37 44 61 45v22l-49 44z">
              <text:p/>
            </draw:path>
            <draw:frame draw:style-name="gr8" draw:text-style-name="P5" draw:layer="layout" svg:width="0.484cm" svg:height="0.423cm" svg:x="23.688cm" svg:y="12.161cm">
              <draw:text-box>
                <text:p text:style-name="P4"><text:span text:style-name="T3">PK</text:span></text:p>
              </draw:text-box>
            </draw:frame>
          </draw:g>
          <draw:frame draw:style-name="gr13" draw:text-style-name="P7" draw:layer="layout" svg:width="3.259cm" svg:height="1.407cm" svg:x="23.35cm" svg:y="11.673cm">
            <draw:text-box>
              <text:p text:style-name="P4"><text:span text:style-name="T5">messageID</text:span></text:p>
            </draw:text-box>
          </draw:frame>
          <draw:line draw:style-name="gr10" draw:text-style-name="P1" draw:layer="layout" svg:x1="23.199cm" svg:y1="12.869cm" svg:x2="30.26cm" svg:y2="12.869cm">
            <text:p/>
          </draw:line>
          <draw:g draw:style-name="gr4">
            <draw:polygon draw:style-name="gr3" draw:text-style-name="P1" draw:layer="layout" svg:width="0cm" svg:height="0cm" svg:x="23.362cm" svg:y="13.663cm" svg:viewBox="0 0 0 0" draw:points="0,0">
              <text:p/>
            </draw:polygon>
          </draw:g>
          <draw:g draw:style-name="gr2">
            <draw:g draw:style-name="gr4">
              <draw:path draw:style-name="gr5" draw:text-style-name="P1" draw:layer="layout" svg:width="0.322cm" svg:height="0.599cm" svg:x="23.364cm" svg:y="14.051cm" svg:viewBox="0 0 323 600" svg:d="M63 511l98 89 75-67v-222h49l-25-46c16-11 30-26 41-43 14-23 22-48 22-74s-8-52-22-74c-14-23-35-42-59-55-25-13-52-19-81-19-28 0-56 6-81 19-24 13-44 32-58 55-14 22-22 48-22 74s8 51 22 74c11 17 25 32 41 43l-24 46h49v22l-37 44 61 45v22l-49 44z">
                <text:p/>
              </draw:path>
              <draw:polygon draw:style-name="gr6" draw:text-style-name="P1" draw:layer="layout" svg:width="0cm" svg:height="0cm" svg:x="23.362cm" svg:y="14.652cm" svg:viewBox="0 0 0 0" draw:points="0,0">
                <text:p/>
              </draw:polygon>
            </draw:g>
          </draw:g>
          <draw:g draw:style-name="gr4">
            <draw:polygon draw:style-name="gr3" draw:text-style-name="P1" draw:layer="layout" svg:width="0cm" svg:height="0cm" svg:x="23.362cm" svg:y="14.539cm" svg:viewBox="0 0 0 0" draw:points="0,0">
              <text:p/>
            </draw:polygon>
          </draw:g>
          <draw:frame draw:style-name="gr12" draw:text-style-name="P7" draw:layer="layout" svg:width="3.259cm" svg:height="0.988cm" svg:x="23.35cm" svg:y="16.045cm">
            <draw:text-box>
              <text:p text:style-name="P4"><text:span text:style-name="T5">contents</text:span></text:p>
            </draw:text-box>
          </draw:frame>
          <draw:g draw:style-name="gr2">
            <draw:g draw:style-name="gr4">
              <draw:path draw:style-name="gr5" draw:text-style-name="P1" draw:layer="layout" svg:width="0.322cm" svg:height="0.599cm" svg:x="23.364cm" svg:y="16.127cm" svg:viewBox="0 0 323 600" svg:d="M63 511l98 89 75-67v-222h49l-25-46c16-11 30-26 41-43 14-23 22-48 22-74s-8-52-22-74c-14-23-35-42-59-55-25-13-52-19-81-19-28 0-56 6-81 19-24 13-44 32-58 55-14 22-22 48-22 74s8 51 22 74c11 17 25 32 41 43l-24 46h49v22l-37 44 61 45v22l-49 44z">
                <text:p/>
              </draw:path>
              <draw:polygon draw:style-name="gr6" draw:text-style-name="P1" draw:layer="layout" svg:width="0cm" svg:height="0cm" svg:x="23.362cm" svg:y="16.727cm" svg:viewBox="0 0 0 0" draw:points="0,0">
                <text:p/>
              </draw:polygon>
            </draw:g>
          </draw:g>
          <draw:frame draw:style-name="gr13" draw:text-style-name="P7" draw:layer="layout" svg:width="3.259cm" svg:height="1.407cm" svg:x="23.35cm" svg:y="14.803cm">
            <draw:text-box>
              <text:p text:style-name="P4"><text:span text:style-name="T5">timestamp</text:span></text:p>
            </draw:text-box>
          </draw:frame>
          <draw:g draw:style-name="gr4">
            <draw:frame draw:style-name="gr14" draw:text-style-name="P5" draw:layer="layout" svg:width="0.484cm" svg:height="0.843cm" svg:x="23.661cm" svg:y="13.081cm">
              <draw:text-box>
                <text:p text:style-name="P4"><text:span text:style-name="T3">FK</text:span></text:p>
              </draw:text-box>
            </draw:frame>
          </draw:g>
          <draw:frame draw:style-name="gr22" draw:text-style-name="P7" draw:layer="layout" svg:width="3.352cm" svg:height="1.447cm" svg:x="23.35cm" svg:y="12.803cm">
            <draw:text-box>
              <text:p text:style-name="P4"><text:span text:style-name="T5">accountID</text:span></text:p>
            </draw:text-box>
          </draw:frame>
          <draw:g draw:style-name="gr4">
            <draw:frame draw:style-name="gr14" draw:text-style-name="P5" draw:layer="layout" svg:width="0.484cm" svg:height="0.843cm" svg:x="23.661cm" svg:y="14.081cm">
              <draw:text-box>
                <text:p text:style-name="P4"><text:span text:style-name="T3">FK</text:span></text:p>
              </draw:text-box>
            </draw:frame>
          </draw:g>
          <draw:frame draw:style-name="gr12" draw:text-style-name="P7" draw:layer="layout" svg:width="3.352cm" svg:height="0.988cm" svg:x="23.35cm" svg:y="14.012cm">
            <draw:text-box>
              <text:p text:style-name="P4"><text:span text:style-name="T5">chatID</text:span></text:p>
            </draw:text-box>
          </draw:frame>
          <draw:frame draw:style-name="gr13" draw:text-style-name="P7" draw:layer="layout" svg:width="4.1cm" svg:height="1.407cm" svg:x="25.95cm" svg:y="11.673cm">
            <draw:text-box>
              <text:p text:style-name="P4"><text:span text:style-name="T5">integer(10)</text:span></text:p>
            </draw:text-box>
          </draw:frame>
          <draw:frame draw:style-name="gr13" draw:text-style-name="P7" draw:layer="layout" svg:width="4.1cm" svg:height="1.407cm" svg:x="25.95cm" svg:y="15.836cm">
            <draw:text-box>
              <text:p text:style-name="P4"><text:span text:style-name="T5">varchar(255)</text:span></text:p>
            </draw:text-box>
          </draw:frame>
          <draw:frame draw:style-name="gr13" draw:text-style-name="P7" draw:layer="layout" svg:width="4.1cm" svg:height="1.407cm" svg:x="25.95cm" svg:y="14.803cm">
            <draw:text-box>
              <text:p text:style-name="P4"><text:span text:style-name="T5">timestamp</text:span></text:p>
            </draw:text-box>
          </draw:frame>
          <draw:frame draw:style-name="gr13" draw:text-style-name="P7" draw:layer="layout" svg:width="4.1cm" svg:height="1.407cm" svg:x="25.95cm" svg:y="12.803cm">
            <draw:text-box>
              <text:p text:style-name="P4"><text:span text:style-name="T5">integer(10)</text:span></text:p>
            </draw:text-box>
          </draw:frame>
          <draw:frame draw:style-name="gr12" draw:text-style-name="P7" draw:layer="layout" svg:width="4.1cm" svg:height="0.988cm" svg:x="25.95cm" svg:y="14.012cm">
            <draw:text-box>
              <text:p text:style-name="P4"><text:span text:style-name="T5">integer(10)</text:span></text:p>
            </draw:text-box>
          </draw:frame>
        </draw:g>
        <draw:polyline draw:style-name="gr1" draw:text-style-name="P1" draw:layer="layout" svg:width="3.717cm" svg:height="0cm" svg:x="19.496cm" svg:y="13.255cm" svg:viewBox="0 0 3718 0" draw:points="3718,0 2265,0 2265,0 0,0">
          <text:p/>
        </draw:polyline>
        <draw:line draw:style-name="gr1" draw:text-style-name="P1" draw:layer="layout" svg:x1="30.25cm" svg:y1="13.25cm" svg:x2="33cm" svg:y2="13.25cm">
          <text:p/>
        </draw:line>
        <draw:g draw:style-name="gr2">
          <draw:g draw:style-name="gr4">
            <draw:polygon draw:style-name="gr5" draw:text-style-name="P1" draw:layer="layout" svg:width="6.499cm" svg:height="0cm" svg:x="13.25cm" svg:y="26.85cm" svg:viewBox="0 0 6500 0" draw:points="0,0 6500,0">
              <text:p/>
            </draw:polygon>
            <draw:polygon draw:style-name="gr6" draw:text-style-name="P1" draw:layer="layout" svg:width="6.499cm" svg:height="0cm" svg:x="13.25cm" svg:y="26.85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3.249cm" svg:x="13.25cm" svg:y="26.85cm" svg:viewBox="0 0 6501 3250" draw:points="0,3250 6501,3250 6501,0 0,0">
              <text:p/>
            </draw:polygon>
            <draw:polygon draw:style-name="gr6" draw:text-style-name="P1" draw:layer="layout" svg:width="6.5cm" svg:height="3.249cm" svg:x="13.25cm" svg:y="26.85cm" svg:viewBox="0 0 6501 3250" draw:points="0,3250 6501,3250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13.25cm" svg:y="26.85cm" svg:viewBox="0 0 6501 1101" draw:points="0,1101 6501,1101 6501,0 0,0">
                <text:p/>
              </draw:polygon>
              <draw:polygon draw:style-name="gr6" draw:text-style-name="P1" draw:layer="layout" svg:width="6.5cm" svg:height="1.1cm" svg:x="13.25cm" svg:y="26.85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13.25cm" svg:y="26.85cm">
              <draw:text-box>
                <text:p text:style-name="P2"><text:span text:style-name="T1">NPC_Behaviour</text:span></text:p>
              </draw:text-box>
            </draw:frame>
          </draw:g>
          <draw:g draw:style-name="gr4">
            <draw:polygon draw:style-name="gr3" draw:text-style-name="P1" draw:layer="layout" svg:width="0cm" svg:height="0cm" svg:x="13.7cm" svg:y="28.941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13.402cm" svg:y="28.142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<text:p/>
            </draw:path>
            <draw:frame draw:style-name="gr8" draw:text-style-name="P5" draw:layer="layout" svg:width="0.446cm" svg:height="0.423cm" svg:x="13.7cm" svg:y="28.23cm">
              <draw:text-box>
                <text:p text:style-name="P4"><text:span text:style-name="T3">PK</text:span></text:p>
              </draw:text-box>
            </draw:frame>
          </draw:g>
          <draw:frame draw:style-name="gr12" draw:text-style-name="P7" draw:layer="layout" svg:width="3.374cm" svg:height="0.988cm" svg:x="13.376cm" svg:y="27.951cm">
            <draw:text-box>
              <text:p text:style-name="P4"><text:span text:style-name="T5">behaviourID</text:span></text:p>
            </draw:text-box>
          </draw:frame>
          <draw:line draw:style-name="gr10" draw:text-style-name="P1" draw:layer="layout" svg:x1="13.25cm" svg:y1="28.938cm" svg:x2="19.75cm" svg:y2="28.938cm">
            <text:p/>
          </draw:line>
          <draw:frame draw:style-name="gr12" draw:text-style-name="P7" draw:layer="layout" svg:width="3.374cm" svg:height="0.988cm" svg:x="13.376cm" svg:y="28.938cm">
            <draw:text-box>
              <text:p text:style-name="P4"><text:span text:style-name="T5">name</text:span></text:p>
            </draw:text-box>
          </draw:frame>
          <draw:frame draw:style-name="gr12" draw:text-style-name="P7" draw:layer="layout" svg:width="3.374cm" svg:height="0.988cm" svg:x="16.376cm" svg:y="27.952cm">
            <draw:text-box>
              <text:p text:style-name="P4"><text:span text:style-name="T5">integer(10)</text:span></text:p>
            </draw:text-box>
          </draw:frame>
          <draw:frame draw:style-name="gr12" draw:text-style-name="P7" draw:layer="layout" svg:width="3.374cm" svg:height="0.988cm" svg:x="16.376cm" svg:y="28.939cm">
            <draw:text-box>
              <text:p text:style-name="P4"><text:span text:style-name="T5">varchar(20)</text:span></text:p>
            </draw:text-box>
          </draw:frame>
        </draw:g>
        <draw:line draw:style-name="gr1" draw:text-style-name="P1" draw:layer="layout" svg:x1="16.75cm" svg:y1="25.1cm" svg:x2="16.75cm" svg:y2="26.85cm">
          <text:p/>
        </draw:line>
        <draw:g draw:style-name="gr2">
          <draw:g draw:style-name="gr4">
            <draw:polygon draw:style-name="gr5" draw:text-style-name="P1" draw:layer="layout" svg:width="6.499cm" svg:height="0cm" svg:x="13.25cm" svg:y="34cm" svg:viewBox="0 0 6500 0" draw:points="0,0 6500,0">
              <text:p/>
            </draw:polygon>
            <draw:polygon draw:style-name="gr6" draw:text-style-name="P1" draw:layer="layout" svg:width="6.499cm" svg:height="0cm" svg:x="13.25cm" svg:y="34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3.249cm" svg:x="13.25cm" svg:y="34cm" svg:viewBox="0 0 6501 3250" draw:points="0,3250 6501,3250 6501,0 0,0">
              <text:p/>
            </draw:polygon>
            <draw:polygon draw:style-name="gr6" draw:text-style-name="P1" draw:layer="layout" svg:width="6.5cm" svg:height="3.249cm" svg:x="13.25cm" svg:y="34cm" svg:viewBox="0 0 6501 3250" draw:points="0,3250 6501,3250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13.25cm" svg:y="34cm" svg:viewBox="0 0 6501 1101" draw:points="0,1101 6501,1101 6501,0 0,0">
                <text:p/>
              </draw:polygon>
              <draw:polygon draw:style-name="gr6" draw:text-style-name="P1" draw:layer="layout" svg:width="6.5cm" svg:height="1.1cm" svg:x="13.25cm" svg:y="34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13.25cm" svg:y="34cm">
              <draw:text-box>
                <text:p text:style-name="P2"><text:span text:style-name="T1">Item_Category</text:span></text:p>
              </draw:text-box>
            </draw:frame>
          </draw:g>
          <draw:g draw:style-name="gr4">
            <draw:polygon draw:style-name="gr3" draw:text-style-name="P1" draw:layer="layout" svg:width="0cm" svg:height="0cm" svg:x="13.7cm" svg:y="36.091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13.402cm" svg:y="35.292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<text:p/>
            </draw:path>
            <draw:frame draw:style-name="gr8" draw:text-style-name="P5" draw:layer="layout" svg:width="0.446cm" svg:height="0.423cm" svg:x="13.7cm" svg:y="35.38cm">
              <draw:text-box>
                <text:p text:style-name="P4"><text:span text:style-name="T3">PK</text:span></text:p>
              </draw:text-box>
            </draw:frame>
          </draw:g>
          <draw:frame draw:style-name="gr23" draw:text-style-name="P5" draw:layer="layout" svg:width="4.874cm" svg:height="0.988cm" svg:x="14.876cm" svg:y="35.101cm">
            <draw:text-box>
              <text:p text:style-name="P4"><text:span text:style-name="T5">itemCategoryID</text:span></text:p>
            </draw:text-box>
          </draw:frame>
          <draw:line draw:style-name="gr10" draw:text-style-name="P1" draw:layer="layout" svg:x1="13.25cm" svg:y1="36.088cm" svg:x2="19.75cm" svg:y2="36.088cm">
            <text:p/>
          </draw:line>
          <draw:frame draw:style-name="gr23" draw:text-style-name="P5" draw:layer="layout" svg:width="4.874cm" svg:height="0.988cm" svg:x="14.876cm" svg:y="36.088cm">
            <draw:text-box>
              <text:p text:style-name="P4"><text:span text:style-name="T5">name</text:span></text:p>
            </draw:text-box>
          </draw:frame>
        </draw:g>
        <draw:polyline draw:style-name="gr1" draw:text-style-name="P1" draw:layer="layout" svg:width="2.249cm" svg:height="1.999cm" svg:x="11cm" svg:y="35.5cm" svg:viewBox="0 0 2250 2000" draw:points="0,2000 1000,2000 1000,0 2250,0">
          <text:p/>
        </draw:polyline>
        <draw:g draw:style-name="gr2">
          <draw:polygon draw:style-name="gr3" draw:text-style-name="P1" draw:layer="layout" svg:width="0cm" svg:height="0cm" svg:x="23cm" svg:y="32.964cm" svg:viewBox="0 0 0 0" draw:points="0,0">
            <text:p/>
          </draw:polygon>
          <draw:g draw:style-name="gr4">
            <draw:polygon draw:style-name="gr5" draw:text-style-name="P1" draw:layer="layout" svg:width="7.998cm" svg:height="0cm" svg:x="23cm" svg:y="28.9cm" svg:viewBox="0 0 7999 0" draw:points="0,0 7999,0">
              <text:p/>
            </draw:polygon>
            <draw:polygon draw:style-name="gr6" draw:text-style-name="P1" draw:layer="layout" svg:width="7.998cm" svg:height="0cm" svg:x="23cm" svg:y="28.9cm" svg:viewBox="0 0 7999 0" draw:points="0,0 7999,0">
              <text:p/>
            </draw:polygon>
          </draw:g>
          <draw:g draw:style-name="gr4">
            <draw:polygon draw:style-name="gr5" draw:text-style-name="P1" draw:layer="layout" svg:width="7.999cm" svg:height="5.349cm" svg:x="23cm" svg:y="28.9cm" svg:viewBox="0 0 8000 5350" draw:points="0,5350 8000,5350 8000,0 0,0">
              <text:p/>
            </draw:polygon>
            <draw:polygon draw:style-name="gr6" draw:text-style-name="P1" draw:layer="layout" svg:width="7.999cm" svg:height="5.349cm" svg:x="23cm" svg:y="28.9cm" svg:viewBox="0 0 8000 5350" draw:points="0,5350 8000,5350 8000,0 0,0">
              <text:p/>
            </draw:polygon>
          </draw:g>
          <draw:g draw:style-name="gr2">
            <draw:g draw:style-name="gr4">
              <draw:polygon draw:style-name="gr5" draw:text-style-name="P1" draw:layer="layout" svg:width="7.999cm" svg:height="1.1cm" svg:x="23cm" svg:y="28.9cm" svg:viewBox="0 0 8000 1101" draw:points="0,1101 8000,1101 8000,0 0,0">
                <text:p/>
              </draw:polygon>
              <draw:polygon draw:style-name="gr6" draw:text-style-name="P1" draw:layer="layout" svg:width="7.999cm" svg:height="1.1cm" svg:x="23cm" svg:y="28.9cm" svg:viewBox="0 0 8000 1101" draw:points="0,1101 8000,1101 8000,0 0,0">
                <text:p/>
              </draw:polygon>
            </draw:g>
            <draw:frame draw:style-name="gr7" draw:text-style-name="P3" draw:layer="layout" svg:width="7.999cm" svg:height="1.1cm" svg:x="23cm" svg:y="28.9cm">
              <draw:text-box>
                <text:p text:style-name="P2"><text:span text:style-name="T1">Item_Valuation</text:span></text:p>
              </draw:text-box>
            </draw:frame>
          </draw:g>
          <draw:g draw:style-name="gr4">
            <draw:polygon draw:style-name="gr6" draw:text-style-name="P1" draw:layer="layout" svg:width="0cm" svg:height="0cm" svg:x="23.554cm" svg:y="30.991cm" svg:viewBox="0 0 0 0" draw:points="0,0">
              <text:p/>
            </draw:polygon>
            <draw:frame draw:style-name="gr8" draw:text-style-name="P5" draw:layer="layout" svg:width="0.523cm" svg:height="0.423cm" svg:x="23.554cm" svg:y="30.497cm">
              <draw:text-box>
                <text:p text:style-name="P4"><text:span text:style-name="T2">FK</text:span></text:p>
              </draw:text-box>
            </draw:frame>
          </draw:g>
          <draw:g draw:style-name="gr4">
            <draw:path draw:style-name="gr9" draw:text-style-name="P6" draw:layer="layout" svg:width="0.364cm" svg:height="0.599cm" svg:x="23.187cm" svg:y="30.191cm" svg:viewBox="0 0 365 600" svg:d="M71 512l111 88 85-66v-223h55l-28-45c19-12 35-27 47-44 16-22 24-48 24-74s-8-52-24-74c-16-23-40-42-67-55-28-13-59-19-92-19-32 0-63 6-91 19-27 13-50 32-66 55-16 22-25 48-25 74s9 52 25 74c12 17 28 32 46 44l-27 45h56v22l-42 44 69 45v22l-56 45z">
              <text:p/>
            </draw:path>
            <draw:frame draw:style-name="gr8" draw:text-style-name="P5" draw:layer="layout" svg:width="0.549cm" svg:height="0.423cm" svg:x="23.554cm" svg:y="30.068cm">
              <draw:text-box>
                <text:p text:style-name="P4"><text:span text:style-name="T3">PK</text:span></text:p>
              </draw:text-box>
            </draw:frame>
          </draw:g>
          <draw:line draw:style-name="gr10" draw:text-style-name="P1" draw:layer="layout" svg:x1="23cm" svg:y1="30.988cm" svg:x2="30.999cm" svg:y2="30.988cm">
            <text:p/>
          </draw:line>
          <draw:g draw:style-name="gr2">
            <draw:g draw:style-name="gr4">
              <draw:path draw:style-name="gr9" draw:text-style-name="P6" draw:layer="layout" svg:width="0.364cm" svg:height="0.599cm" svg:x="23.187cm" svg:y="31.182cm" svg:viewBox="0 0 365 600" svg:d="M71 512l111 88 85-66v-223h55l-28-45c19-12 35-27 47-44 16-22 24-48 24-74s-8-52-24-74c-16-23-40-42-67-55-28-13-59-19-92-19-32 0-63 6-91 19-27 13-50 32-66 55-16 22-25 48-25 74s9 52 25 74c12 17 28 32 46 44l-27 45h56v22l-42 44 69 45v22l-56 45z">
                <text:p/>
              </draw:path>
              <draw:polygon draw:style-name="gr11" draw:text-style-name="P6" draw:layer="layout" svg:width="0cm" svg:height="0cm" svg:x="23.185cm" svg:y="31.782cm" svg:viewBox="0 0 0 0" draw:points="0,0">
                <text:p/>
              </draw:polygon>
            </draw:g>
            <draw:frame draw:style-name="gr8" draw:text-style-name="P5" draw:layer="layout" svg:width="0.549cm" svg:height="0.423cm" svg:x="23.554cm" svg:y="31.059cm">
              <draw:text-box>
                <text:p text:style-name="P4"><text:span text:style-name="T3">PK</text:span></text:p>
              </draw:text-box>
            </draw:frame>
          </draw:g>
          <draw:frame draw:style-name="gr8" draw:text-style-name="P5" draw:layer="layout" svg:width="0.523cm" svg:height="0.423cm" svg:x="23.554cm" svg:y="31.482cm">
            <draw:text-box>
              <text:p text:style-name="P4"><text:span text:style-name="T4">FK</text:span></text:p>
            </draw:text-box>
          </draw:frame>
          <draw:g draw:style-name="gr4">
            <draw:polygon draw:style-name="gr3" draw:text-style-name="P1" draw:layer="layout" svg:width="0cm" svg:height="0cm" svg:x="23.185cm" svg:y="32.77cm" svg:viewBox="0 0 0 0" draw:points="0,0">
              <text:p/>
            </draw:polygon>
          </draw:g>
          <draw:frame draw:style-name="gr12" draw:text-style-name="P9" draw:layer="layout" svg:width="4.964cm" svg:height="0.988cm" svg:x="23.286cm" svg:y="30cm">
            <draw:text-box>
              <text:p text:style-name="P4"><text:span text:style-name="T5">behaviourID</text:span></text:p>
            </draw:text-box>
          </draw:frame>
          <draw:frame draw:style-name="gr12" draw:text-style-name="P9" draw:layer="layout" svg:width="4.964cm" svg:height="0.988cm" svg:x="23.286cm" svg:y="30.988cm">
            <draw:text-box>
              <text:p text:style-name="P4"><text:span text:style-name="T5">itemCategoryID</text:span></text:p>
            </draw:text-box>
          </draw:frame>
          <draw:frame draw:style-name="gr12" draw:text-style-name="P9" draw:layer="layout" svg:width="4.964cm" svg:height="0.988cm" svg:x="23.286cm" svg:y="31.976cm">
            <draw:text-box>
              <text:p text:style-name="P4"><text:span text:style-name="T7">perceivedValueModifier</text:span></text:p>
            </draw:text-box>
          </draw:frame>
          <draw:frame draw:style-name="gr12" draw:text-style-name="P9" draw:layer="layout" svg:width="4.964cm" svg:height="0.988cm" svg:x="23.286cm" svg:y="32.976cm">
            <draw:text-box>
              <text:p text:style-name="P4"><text:span text:style-name="T7">itemSaleModifier</text:span></text:p>
            </draw:text-box>
          </draw:frame>
          <draw:frame draw:style-name="gr12" draw:text-style-name="P9" draw:layer="layout" svg:width="4.964cm" svg:height="0.988cm" svg:x="27.086cm" svg:y="30cm">
            <draw:text-box>
              <text:p text:style-name="P4"><text:span text:style-name="T5">integer(10)</text:span></text:p>
            </draw:text-box>
          </draw:frame>
          <draw:frame draw:style-name="gr12" draw:text-style-name="P9" draw:layer="layout" svg:width="4.964cm" svg:height="0.988cm" svg:x="27.086cm" svg:y="30.988cm">
            <draw:text-box>
              <text:p text:style-name="P4"><text:span text:style-name="T5">integer(10)</text:span></text:p>
            </draw:text-box>
          </draw:frame>
          <draw:frame draw:style-name="gr12" draw:text-style-name="P9" draw:layer="layout" svg:width="4.964cm" svg:height="0.988cm" svg:x="27.086cm" svg:y="31.976cm">
            <draw:text-box>
              <text:p text:style-name="P4"><text:span text:style-name="T7">decimal(5,2)</text:span></text:p>
            </draw:text-box>
          </draw:frame>
          <draw:frame draw:style-name="gr12" draw:text-style-name="P9" draw:layer="layout" svg:width="4.964cm" svg:height="0.988cm" svg:x="27.086cm" svg:y="32.976cm">
            <draw:text-box>
              <text:p text:style-name="P4"><text:span text:style-name="T7">decimal(5,2)</text:span></text:p>
            </draw:text-box>
          </draw:frame>
        </draw:g>
        <draw:polyline draw:style-name="gr1" draw:text-style-name="P1" draw:layer="layout" svg:width="5.249cm" svg:height="1.499cm" svg:x="19.75cm" svg:y="27.4cm" svg:viewBox="0 0 5250 1500" draw:points="5250,1500 5250,0 0,0">
          <text:p/>
        </draw:polyline>
        <draw:polyline draw:style-name="gr1" draw:text-style-name="P1" draw:layer="layout" svg:width="4.999cm" svg:height="1.249cm" svg:x="19.75cm" svg:y="34.248cm" svg:viewBox="0 0 5000 1250" draw:points="5000,0 5000,1250 0,1250">
          <text:p/>
        </draw:polyline>
        <draw:g draw:style-name="gr2">
          <draw:polygon draw:style-name="gr3" draw:text-style-name="P1" draw:layer="layout" svg:width="0cm" svg:height="0cm" svg:x="23.25cm" svg:y="8.999cm" svg:viewBox="0 0 0 0" draw:points="0,0">
            <text:p/>
          </draw:polygon>
          <draw:g draw:style-name="gr4">
            <draw:polygon draw:style-name="gr5" draw:text-style-name="P1" draw:layer="layout" svg:width="6.499cm" svg:height="0cm" svg:x="23.25cm" svg:y="4.935cm" svg:viewBox="0 0 6500 0" draw:points="0,0 6500,0">
              <text:p/>
            </draw:polygon>
            <draw:polygon draw:style-name="gr6" draw:text-style-name="P1" draw:layer="layout" svg:width="6.499cm" svg:height="0cm" svg:x="23.25cm" svg:y="4.935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3.064cm" svg:x="23.25cm" svg:y="4.935cm" svg:viewBox="0 0 6501 3065" draw:points="0,3065 6501,3065 6501,0 0,0">
              <text:p/>
            </draw:polygon>
            <draw:polygon draw:style-name="gr6" draw:text-style-name="P1" draw:layer="layout" svg:width="6.5cm" svg:height="3.064cm" svg:x="23.25cm" svg:y="4.935cm" svg:viewBox="0 0 6501 3065" draw:points="0,3065 6501,3065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23.25cm" svg:y="4.935cm" svg:viewBox="0 0 6501 1101" draw:points="0,1101 6501,1101 6501,0 0,0">
                <text:p/>
              </draw:polygon>
              <draw:polygon draw:style-name="gr6" draw:text-style-name="P1" draw:layer="layout" svg:width="6.5cm" svg:height="1.1cm" svg:x="23.25cm" svg:y="4.935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23.25cm" svg:y="4.935cm">
              <draw:text-box>
                <text:p text:style-name="P2"><text:span text:style-name="T1">Account_Chat</text:span></text:p>
              </draw:text-box>
            </draw:frame>
          </draw:g>
          <draw:g draw:style-name="gr4">
            <draw:polygon draw:style-name="gr6" draw:text-style-name="P1" draw:layer="layout" svg:width="0cm" svg:height="0cm" svg:x="23.7cm" svg:y="7.026cm" svg:viewBox="0 0 0 0" draw:points="0,0">
              <text:p/>
            </draw:polygon>
            <draw:frame draw:style-name="gr8" draw:text-style-name="P5" draw:layer="layout" svg:width="0.425cm" svg:height="0.423cm" svg:x="23.7cm" svg:y="6.532cm">
              <draw:text-box>
                <text:p text:style-name="P4"><text:span text:style-name="T2">FK</text:span></text:p>
              </draw:text-box>
            </draw:frame>
          </draw:g>
          <draw:g draw:style-name="gr4">
            <draw:path draw:style-name="gr9" draw:text-style-name="P6" draw:layer="layout" svg:width="0.296cm" svg:height="0.599cm" svg:x="23.402cm" svg:y="6.226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423cm" svg:x="23.7cm" svg:y="6.103cm">
              <draw:text-box>
                <text:p text:style-name="P4"><text:span text:style-name="T3">PK</text:span></text:p>
              </draw:text-box>
            </draw:frame>
          </draw:g>
          <draw:line draw:style-name="gr10" draw:text-style-name="P1" draw:layer="layout" svg:x1="23.25cm" svg:y1="8.023cm" svg:x2="29.75cm" svg:y2="8.023cm">
            <text:p/>
          </draw:line>
          <draw:g draw:style-name="gr2">
            <draw:g draw:style-name="gr4">
              <draw:path draw:style-name="gr9" draw:text-style-name="P6" draw:layer="layout" svg:width="0.296cm" svg:height="0.599cm" svg:x="23.402cm" svg:y="7.217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  <text:p/>
              </draw:path>
              <draw:polygon draw:style-name="gr11" draw:text-style-name="P6" draw:layer="layout" svg:width="0cm" svg:height="0cm" svg:x="23.4cm" svg:y="7.817cm" svg:viewBox="0 0 0 0" draw:points="0,0">
                <text:p/>
              </draw:polygon>
            </draw:g>
            <draw:frame draw:style-name="gr8" draw:text-style-name="P5" draw:layer="layout" svg:width="0.446cm" svg:height="0.423cm" svg:x="23.7cm" svg:y="7.094cm">
              <draw:text-box>
                <text:p text:style-name="P4"><text:span text:style-name="T3">PK</text:span></text:p>
              </draw:text-box>
            </draw:frame>
          </draw:g>
          <draw:frame draw:style-name="gr8" draw:text-style-name="P5" draw:layer="layout" svg:width="0.425cm" svg:height="0.423cm" svg:x="23.7cm" svg:y="7.517cm">
            <draw:text-box>
              <text:p text:style-name="P4"><text:span text:style-name="T4">FK</text:span></text:p>
            </draw:text-box>
          </draw:frame>
          <draw:g draw:style-name="gr4">
            <draw:polygon draw:style-name="gr3" draw:text-style-name="P1" draw:layer="layout" svg:width="0cm" svg:height="0cm" svg:x="23.4cm" svg:y="8.805cm" svg:viewBox="0 0 0 0" draw:points="0,0">
              <text:p/>
            </draw:polygon>
          </draw:g>
          <draw:frame draw:style-name="gr12" draw:text-style-name="P7" draw:layer="layout" svg:width="3.375cm" svg:height="0.988cm" svg:x="23.376cm" svg:y="6.035cm">
            <draw:text-box>
              <text:p text:style-name="P4"><text:span text:style-name="T5">accountID</text:span></text:p>
            </draw:text-box>
          </draw:frame>
          <draw:frame draw:style-name="gr12" draw:text-style-name="P7" draw:layer="layout" svg:width="3.375cm" svg:height="0.988cm" svg:x="23.376cm" svg:y="7.023cm">
            <draw:text-box>
              <text:p text:style-name="P4"><text:span text:style-name="T5">chatID</text:span></text:p>
            </draw:text-box>
          </draw:frame>
          <draw:frame draw:style-name="gr12" draw:text-style-name="P7" draw:layer="layout" svg:width="3.375cm" svg:height="0.988cm" svg:x="26.277cm" svg:y="6.035cm">
            <draw:text-box>
              <text:p text:style-name="P4"><text:span text:style-name="T5">integer(10)</text:span></text:p>
            </draw:text-box>
          </draw:frame>
          <draw:frame draw:style-name="gr12" draw:text-style-name="P7" draw:layer="layout" svg:width="3.375cm" svg:height="0.988cm" svg:x="26.277cm" svg:y="7.023cm">
            <draw:text-box>
              <text:p text:style-name="P4"><text:span text:style-name="T5">integer(10)</text:span></text:p>
            </draw:text-box>
          </draw:frame>
        </draw:g>
        <draw:polyline draw:style-name="gr1" draw:text-style-name="P1" draw:layer="layout" svg:width="3.717cm" svg:height="0cm" svg:x="19.496cm" svg:y="6.75cm" svg:viewBox="0 0 3718 0" draw:points="3718,0 2265,0 2265,0 0,0">
          <text:p/>
        </draw:polyline>
        <draw:polyline draw:style-name="gr1" draw:text-style-name="P1" draw:layer="layout" svg:width="7.714cm" svg:height="4.351cm" draw:transform="skewX (-5.54760216094196E-017) rotate (-0.657814595076663) translate (31.8058803729644cm 3.83904191251271cm)" svg:viewBox="0 0 7715 4352" draw:points="0,3363 4352,0 7715,4352">
          <text:p/>
        </draw:polyline>
        <draw:polyline draw:style-name="gr18" draw:text-style-name="P1" draw:layer="layout" svg:width="4.249cm" svg:height="22.499cm" svg:x="30.75cm" svg:y="14.25cm" svg:viewBox="0 0 4250 22500" draw:points="4250,0 4000,21250 0,21250 0,22500">
          <text:p/>
        </draw:polyline>
        <draw:polyline draw:style-name="gr1" draw:text-style-name="P1" draw:layer="layout" svg:width="24.499cm" svg:height="23.999cm" draw:transform="rotate (1.5707963267949) translate (1.25cm 50.75cm)" svg:viewBox="0 0 24500 24000" draw:points="24500,3422 24500,0 0,0 0,21500 5750,21500 5750,24000 7000,2400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F_20_Zero_20_One" draw:display-name="CF Zero One" svg:viewBox="0 0 3200 5801" svg:d="M100 4300c0-263 69-522 201-749 132-229 321-418 549-550 228-131 487-201 750-201s522 70 750 201c228 132 417 321 549 549 132 229 201 487 201 750 0 264-69 522-201 750-132 229-321 418-549 550-228 131-487 201-750 201s-522-70-750-201c-228-132-417-321-549-549s-201-487-201-750zM250 4300c0-237 62-469 181-674 118-206 289-376 494-495 205-118 438-181 675-181s470 63 675 181c205 119 376 289 494 494 119 206 181 439 181 675 0 237-62 470-181 675-118 206-289 376-494 495-205 118-438 181-675 181s-470-63-675-181c-205-119-376-289-494-494-119-206-181-438-181-675zM1600 2800h100v-2800h-200v2800zM1700 1400v100h1500v-200h-1500zM1500 1400v100h-1500v-200h1500z"/>
    <draw:marker draw:name="Marker_5f_0" draw:display-name="Marker_0" svg:viewBox="0 0 3000 6001" svg:d="M0 4500c0-276 63-511 201-749 138-240 310-411 549-550 239-138 474-201 750-201s511 63 750 201c239 139 411 310 549 549 138 240 201 474 201 750 0 277-63 511-201 750-138 240-310 411-549 550-239 138-474 201-750 201s-511-63-750-201c-239-139-411-310-549-549s-201-474-201-750zM150 4500c0-248 57-459 181-674 124-216 279-370 494-495 215-124 426-181 675-181s460 57 675 181c215 125 370 279 494 494 124 216 181 427 181 675 0 249-57 460-181 675-124 216-279 370-494 495-215 124-426 181-675 181s-460-57-675-181c-215-125-370-279-494-494-124-216-181-427-181-675zM1500 3000l1500-2789v-211h-114l-1286 2392v-2392h-200v2392l-1286-2392h-114v211z"/>
    <draw:marker draw:name="Marker_5f_1" draw:display-name="Marker_1" svg:viewBox="0 0 38 40" svg:d="M19 40h1v-40h-2v40zM20 40h-20v-2h20zM18 40h20v-2h-20zM20 22h-20v-2h20zM18 22h20v-2h-20z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0.73cm" fo:page-height="58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0-23T12:16:40.964000000</dc:date>
    <dc:language>en-US</dc:language>
    <meta:creation-date>2024-08-05T00:59:52Z</meta:creation-date>
    <meta:initial-creator>Johan '</meta:initial-creator>
    <meta:generator>LibreOffice/24.2.5.2$Windows_X86_64 LibreOffice_project/bffef4ea93e59bebbeaf7f431bb02b1a39ee8a59</meta:generator>
    <meta:editing-duration>PT7H35M7S</meta:editing-duration>
    <meta:editing-cycles>64</meta:editing-cycles>
    <meta:print-date>2024-09-05T16:07:25.689000000</meta:print-date>
    <meta:printed-by>PDF files</meta:printed-by>
    <meta:document-statistic meta:object-count="705"/>
    <meta:template xlink:type="simple" xlink:actuate="onRequest" xlink:title="DBCROW_M.vstx" xlink:href=""/>
  </office:meta>
</office:document-meta>
</file>